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7c66010" style:family="table" style:master-page-name="ta-mp-0xb7c66010">
      <style:table-properties table:display="true" style:writing-mode="lr-tb"/>
    </style:style>
    <style:style style:name="ta-0xb7c66160" style:family="table" style:master-page-name="ta-mp-0xb7c66160">
      <style:table-properties table:display="true" style:writing-mode="lr-tb"/>
    </style:style>
    <style:style style:name="ta-0xb7c662b0" style:family="table" style:master-page-name="ta-mp-0xb7c662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7c6f00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c705cc" style:family="table-cell" style:data-style-name="General">
      <style:table-cell-properties fo:background-color="#00ff00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c7074c" style:family="table-cell" style:data-style-name="General">
      <style:table-cell-properties fo:background-color="#00ff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c70a4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c7050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c7068c" style:family="table-cell" style:data-style-name="General">
      <style:table-cell-properties fo:background-color="#00ff00" fo:border-top="0.035cm solid #000000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c7098c" style:family="table-cell" style:data-style-name="General">
      <style:table-cell-properties fo:background-color="#00ff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c70b0c" style:family="table-cell" style:data-style-name="General">
      <style:table-cell-properties fo:background-color="#00ffff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c7080c" style:family="table-cell" style:data-style-name="General">
      <style:table-cell-properties fo:background-color="#00ff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E-0xb7c70bcc" style:family="table-cell" style:data-style-name="General">
      <style:table-cell-properties fo:background-color="#00ff0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c708cc" style:family="table-cell" style:data-style-name="General">
      <style:table-cell-properties fo:background-color="#ff950e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c6f0c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7c6f18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32.51pt" style:use-optimal-column-width="true"/>
    </style:style>
    <style:style style:name="ACOL-2" style:family="table-column">
      <style:table-column-properties style:column-width="38.44pt" style:use-optimal-column-width="true"/>
    </style:style>
    <style:style style:name="ACOL-3" style:family="table-column">
      <style:table-column-properties style:column-width="39.20pt" style:use-optimal-column-width="true"/>
    </style:style>
    <style:style style:name="ACOL-4" style:family="table-column">
      <style:table-column-properties style:column-width="14.60pt" style:use-optimal-column-width="true"/>
    </style:style>
    <style:style style:name="ACOL-5" style:family="table-column">
      <style:table-column-properties style:column-width="64.60pt" style:use-optimal-column-width="true"/>
    </style:style>
    <style:style style:name="ACOL-6" style:family="table-column">
      <style:table-column-properties style:column-width="20.55pt" style:use-optimal-column-width="true"/>
    </style:style>
    <style:style style:name="ACOL-7" style:family="table-column">
      <style:table-column-properties style:column-width="37.70pt" style:use-optimal-column-width="true"/>
    </style:style>
    <style:style style:name="ACOL-8" style:family="table-column"/>
    <style:style style:name="ACOL-9" style:family="table-column">
      <style:table-column-properties style:column-width="64.01pt" style:use-optimal-column-width="true"/>
    </style:style>
    <style:style style:name="AROW-1" style:family="table-row">
      <style:table-row-properties style:row-height="12.25pt" style:use-optimal-row-height="true"/>
    </style:style>
    <style:style style:name="AROW-2" style:family="table-row">
      <style:table-row-properties style:row-height="12.90pt" style:use-optimal-row-height="true"/>
    </style:style>
    <style:style style:name="AROW-3" style:family="table-row">
      <style:table-row-properties style:row-height="13.50pt" style:use-optimal-row-height="true"/>
    </style:style>
    <style:style style:name="AROW-4" style:family="table-row"/>
    <style:style style:name="AROW-5" style:family="table-row">
      <style:table-row-properties style:row-height="12.8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abelle1" table:style-name="ta-0xb7c66010" table:print="true">
        <office:forms form:automatic-focus="false" form:apply-design-mode="false">
          <form:form/>
        </office:forms>
        <table:table-column table:style-name="ACOL-1" table:number-columns-repeated="2"/>
        <table:table-column table:style-name="ACOL-2"/>
        <table:table-column table:style-name="ACOL-3"/>
        <table:table-column table:style-name="ACOL-4"/>
        <table:table-column table:default-cell-style-name="ACE-0xb7c7050c" table:style-name="ACOL-5" table:number-columns-repeated="4"/>
        <table:table-column table:default-cell-style-name="ACE-0xb7c7050c" table:style-name="ACOL-4"/>
        <table:table-column table:default-cell-style-name="ACE-0xb7c7050c" table:style-name="ACOL-5" table:number-columns-repeated="4"/>
        <table:table-column table:default-cell-style-name="ACE-0xb7c7050c" table:style-name="ACOL-6"/>
        <table:table-column table:default-cell-style-name="ACE-0xb7c7050c" table:style-name="ACOL-5" table:number-columns-repeated="4"/>
        <table:table-column table:default-cell-style-name="ACE-0xb7c7050c" table:style-name="ACOL-4"/>
        <table:table-column table:default-cell-style-name="ACE-0xb7c7050c" table:style-name="ACOL-5" table:number-columns-repeated="4"/>
        <table:table-column table:style-name="ACOL-7"/>
        <table:table-column table:style-name="ACOL-0" table:number-columns-repeated="103"/>
        <table:table-row table:style-name="AROW-0">
          <table:table-cell table:number-columns-repeated="4" table:style-name="Gnumeric-default"/>
          <table:table-cell table:style-name="Gnumeric-default" office:value-type="string">
            <text:p><text:s text:c="2"/></text:p>
          </table:table-cell>
          <table:table-cell table:style-name="ACE-0xb7c7050c" office:value-type="float" office:value="0">
            <text:p>0</text:p>
          </table:table-cell>
          <table:table-cell table:style-name="ACE-0xb7c7050c" office:value-type="float" office:value="1">
            <text:p>1</text:p>
          </table:table-cell>
          <table:table-cell table:style-name="ACE-0xb7c7050c" office:value-type="float" office:value="2">
            <text:p>2</text:p>
          </table:table-cell>
          <table:table-cell table:style-name="ACE-0xb7c7050c" office:value-type="float" office:value="3">
            <text:p>3</text:p>
          </table:table-cell>
          <table:table-cell table:style-name="ACE-0xb7c7050c" office:value-type="string">
            <text:p><text:s text:c="2"/></text:p>
          </table:table-cell>
          <table:table-cell table:style-name="ACE-0xb7c7050c" office:value-type="float" office:value="4">
            <text:p>4</text:p>
          </table:table-cell>
          <table:table-cell table:style-name="ACE-0xb7c7050c" office:value-type="float" office:value="5">
            <text:p>5</text:p>
          </table:table-cell>
          <table:table-cell table:style-name="ACE-0xb7c7050c" office:value-type="float" office:value="6">
            <text:p>6</text:p>
          </table:table-cell>
          <table:table-cell table:style-name="ACE-0xb7c7050c" office:value-type="float" office:value="7">
            <text:p>7</text:p>
          </table:table-cell>
          <table:table-cell table:style-name="ACE-0xb7c7050c" office:value-type="string">
            <text:p><text:s text:c="4"/></text:p>
          </table:table-cell>
          <table:table-cell table:style-name="ACE-0xb7c7050c" office:value-type="float" office:value="8">
            <text:p>8</text:p>
          </table:table-cell>
          <table:table-cell table:style-name="ACE-0xb7c7050c" office:value-type="float" office:value="9">
            <text:p>9</text:p>
          </table:table-cell>
          <table:table-cell table:style-name="ACE-0xb7c7050c" office:value-type="float" office:value="10">
            <text:p>10</text:p>
          </table:table-cell>
          <table:table-cell table:style-name="ACE-0xb7c7050c" office:value-type="float" office:value="11">
            <text:p>11</text:p>
          </table:table-cell>
          <table:table-cell table:style-name="ACE-0xb7c7050c" office:value-type="string">
            <text:p><text:s text:c="2"/></text:p>
          </table:table-cell>
          <table:table-cell table:style-name="ACE-0xb7c7050c" office:value-type="float" office:value="12">
            <text:p>12</text:p>
          </table:table-cell>
          <table:table-cell table:style-name="ACE-0xb7c7050c" office:value-type="float" office:value="13">
            <text:p>13</text:p>
          </table:table-cell>
          <table:table-cell table:style-name="ACE-0xb7c7050c" office:value-type="float" office:value="14">
            <text:p>14</text:p>
          </table:table-cell>
          <table:table-cell table:style-name="ACE-0xb7c7050c" office:value-type="float" office:value="15">
            <text:p>15</text:p>
          </table:table-cell>
          <table:table-cell table:number-columns-repeated="104" table:style-name="Gnumeric-default"/>
        </table:table-row>
        <table:table-row table:style-name="AROW-0">
          <table:table-cell table:number-columns-repeated="5" table:style-name="Gnumeric-default"/>
          <table:table-cell table:style-name="ACE-0xb7c7050c" table:formula="of:=&quot;0x&quot;&amp;DEC2HEX([.F1];1)" office:value-type="string" office:string-value="0x0">
            <text:p>0x0</text:p>
          </table:table-cell>
          <table:table-cell table:style-name="ACE-0xb7c7050c" table:formula="of:=&quot;0x&quot;&amp;DEC2HEX([.G1];1)" office:value-type="string" office:string-value="0x1">
            <text:p>0x1</text:p>
          </table:table-cell>
          <table:table-cell table:style-name="ACE-0xb7c7050c" table:formula="of:=&quot;0x&quot;&amp;DEC2HEX([.H1];1)" office:value-type="string" office:string-value="0x2">
            <text:p>0x2</text:p>
          </table:table-cell>
          <table:table-cell table:style-name="ACE-0xb7c7050c" table:formula="of:=&quot;0x&quot;&amp;DEC2HEX([.I1];1)" office:value-type="string" office:string-value="0x3">
            <text:p>0x3</text:p>
          </table:table-cell>
          <table:table-cell table:style-name="ACE-0xb7c7050c"/>
          <table:table-cell table:style-name="ACE-0xb7c7050c" table:formula="of:=&quot;0x&quot;&amp;DEC2HEX([.K1];1)" office:value-type="string" office:string-value="0x4">
            <text:p>0x4</text:p>
          </table:table-cell>
          <table:table-cell table:style-name="ACE-0xb7c7050c" table:formula="of:=&quot;0x&quot;&amp;DEC2HEX([.L1];1)" office:value-type="string" office:string-value="0x5">
            <text:p>0x5</text:p>
          </table:table-cell>
          <table:table-cell table:style-name="ACE-0xb7c7050c" table:formula="of:=&quot;0x&quot;&amp;DEC2HEX([.M1];1)" office:value-type="string" office:string-value="0x6">
            <text:p>0x6</text:p>
          </table:table-cell>
          <table:table-cell table:style-name="ACE-0xb7c7050c" table:formula="of:=&quot;0x&quot;&amp;DEC2HEX([.N1];1)" office:value-type="string" office:string-value="0x7">
            <text:p>0x7</text:p>
          </table:table-cell>
          <table:table-cell table:style-name="ACE-0xb7c7050c"/>
          <table:table-cell table:style-name="ACE-0xb7c7050c" table:formula="of:=&quot;0x&quot;&amp;DEC2HEX([.P1];1)" office:value-type="string" office:string-value="0x8">
            <text:p>0x8</text:p>
          </table:table-cell>
          <table:table-cell table:style-name="ACE-0xb7c7050c" table:formula="of:=&quot;0x&quot;&amp;DEC2HEX([.Q1];1)" office:value-type="string" office:string-value="0x9">
            <text:p>0x9</text:p>
          </table:table-cell>
          <table:table-cell table:style-name="ACE-0xb7c7050c" table:formula="of:=&quot;0x&quot;&amp;DEC2HEX([.R1];1)" office:value-type="string" office:string-value="0xA">
            <text:p>0xA</text:p>
          </table:table-cell>
          <table:table-cell table:style-name="ACE-0xb7c7050c" table:formula="of:=&quot;0x&quot;&amp;DEC2HEX([.S1];1)" office:value-type="string" office:string-value="0xB">
            <text:p>0xB</text:p>
          </table:table-cell>
          <table:table-cell table:style-name="ACE-0xb7c7050c"/>
          <table:table-cell table:style-name="ACE-0xb7c7050c" table:formula="of:=&quot;0x&quot;&amp;DEC2HEX([.U1];1)" office:value-type="string" office:string-value="0xC">
            <text:p>0xC</text:p>
          </table:table-cell>
          <table:table-cell table:style-name="ACE-0xb7c7050c" table:formula="of:=&quot;0x&quot;&amp;DEC2HEX([.V1];1)" office:value-type="string" office:string-value="0xD">
            <text:p>0xD</text:p>
          </table:table-cell>
          <table:table-cell table:style-name="ACE-0xb7c7050c" table:formula="of:=&quot;0x&quot;&amp;DEC2HEX([.W1];1)" office:value-type="string" office:string-value="0xE">
            <text:p>0xE</text:p>
          </table:table-cell>
          <table:table-cell table:style-name="ACE-0xb7c7050c" table:formula="of:=&quot;0x&quot;&amp;DEC2HEX([.X1];1)" office:value-type="string" office:string-value="0xF">
            <text:p>0xF</text:p>
          </table:table-cell>
          <table:table-cell table:number-columns-repeated="104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table:formula="of:=&quot;0x&quot;&amp;DEC2HEX([.A4];3)" office:value-type="string" office:string-value="0x000">
            <text:p>0x000</text:p>
          </table:table-cell>
          <table:table-cell table:style-name="Gnumeric-default" table:formula="of:=&quot;0x&quot;&amp;DEC2HEX([.B4];3)" office:value-type="string" office:string-value="0x00F">
            <text:p>0x00F</text:p>
          </table:table-cell>
          <table:table-cell table:style-name="Gnumeric-default"/>
          <table:table-cell table:style-name="ACE-0xb7c705cc" office:value-type="string">
            <text:p>SLAVE_ID</text:p>
          </table:table-cell>
          <table:table-cell table:style-name="ACE-0xb7c7068c" office:value-type="string">
            <text:p>SLAVE_ID</text:p>
          </table:table-cell>
          <table:table-cell table:style-name="ACE-0xb7c7074c" office:value-type="string">
            <text:p>EEPROM_WE</text:p>
          </table:table-cell>
          <table:table-cell table:style-name="ACE-0xb7c7080c" office:value-type="string">
            <text:p>EEPROM_WE</text:p>
          </table:table-cell>
          <table:table-cell table:style-name="ACE-0xb7c7050c"/>
          <table:table-cell table:number-columns-spanned="14" table:style-name="ACE-0xb7c708cc" office:value-type="string">
            <text:p>SW Version</text:p>
          </table:table-cell>
          <table:covered-table-cell table:number-columns-repeated="13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16">
            <text:p>16</text:p>
          </table:table-cell>
          <table:table-cell table:style-name="Gnumeric-default" office:value-type="float" office:value="31">
            <text:p>31</text:p>
          </table:table-cell>
          <table:table-cell table:style-name="Gnumeric-default" table:formula="of:=&quot;0x&quot;&amp;DEC2HEX([.A5];3)" office:value-type="string" office:string-value="0x010">
            <text:p>0x010</text:p>
          </table:table-cell>
          <table:table-cell table:style-name="Gnumeric-default" table:formula="of:=&quot;0x&quot;&amp;DEC2HEX([.B5];3)" office:value-type="string" office:string-value="0x01F">
            <text:p>0x01F</text:p>
          </table:table-cell>
          <table:table-cell table:style-name="Gnumeric-default"/>
          <table:table-cell table:style-name="ACE-0xb7c7074c" office:value-type="string">
            <text:p>VPC</text:p>
          </table:table-cell>
          <table:table-cell table:style-name="ACE-0xb7c7098c" office:value-type="string">
            <text:p>VPC</text:p>
          </table:table-cell>
          <table:table-cell table:style-name="ACE-0xb7c70a4c"/>
          <table:table-cell table:number-columns-repeated="2" table:style-name="ACE-0xb7c7050c"/>
          <table:table-cell table:style-name="ACE-0xb7c7074c" office:value-type="string">
            <text:p>vPort0</text:p>
          </table:table-cell>
          <table:table-cell table:style-name="ACE-0xb7c7098c" office:value-type="string">
            <text:p>vMask0</text:p>
          </table:table-cell>
          <table:table-cell table:style-name="ACE-0xb7c7074c" office:value-type="string">
            <text:p>vPort1</text:p>
          </table:table-cell>
          <table:table-cell table:style-name="ACE-0xb7c7098c" office:value-type="string">
            <text:p>vMask1</text:p>
          </table:table-cell>
          <table:table-cell table:number-columns-repeated="10" table:style-name="ACE-0xb7c7050c"/>
          <table:table-cell table:number-columns-repeated="104" table:style-name="Gnumeric-default"/>
        </table:table-row>
        <table:table-row table:style-name="AROW-1">
          <table:table-cell table:style-name="Gnumeric-default" office:value-type="float" office:value="32">
            <text:p>32</text:p>
          </table:table-cell>
          <table:table-cell table:style-name="Gnumeric-default" office:value-type="float" office:value="47">
            <text:p>47</text:p>
          </table:table-cell>
          <table:table-cell table:style-name="Gnumeric-default" table:formula="of:=&quot;0x&quot;&amp;DEC2HEX([.A6];3)" office:value-type="string" office:string-value="0x020">
            <text:p>0x020</text:p>
          </table:table-cell>
          <table:table-cell table:style-name="Gnumeric-default" table:formula="of:=&quot;0x&quot;&amp;DEC2HEX([.B6];3)" office:value-type="string" office:string-value="0x02F">
            <text:p>0x02F</text:p>
          </table:table-cell>
          <table:table-cell table:style-name="Gnumeric-default"/>
          <table:table-cell table:number-columns-spanned="4" table:style-name="ACE-0xb7c70b0c" office:value-type="string">
            <text:p>P{0,0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0,0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0,1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0,1} temporary Data</text:p>
          </table:table-cell>
          <table:covered-table-cell table:number-columns-repeated="3"/>
          <table:table-cell table:number-rows-spanned="2" table:style-name="ACE-0xb7c70a4c" office:value-type="string">
            <text:p>virtual<text:line-break/>Port0</text:p>
          </table:table-cell>
          <table:table-cell table:number-columns-repeated="103" table:style-name="Gnumeric-default"/>
        </table:table-row>
        <table:table-row table:style-name="AROW-1">
          <table:table-cell table:style-name="Gnumeric-default" office:value-type="float" office:value="48">
            <text:p>48</text:p>
          </table:table-cell>
          <table:table-cell table:style-name="Gnumeric-default" office:value-type="float" office:value="63">
            <text:p>63</text:p>
          </table:table-cell>
          <table:table-cell table:style-name="Gnumeric-default" table:formula="of:=&quot;0x&quot;&amp;DEC2HEX([.A7];3)" office:value-type="string" office:string-value="0x030">
            <text:p>0x030</text:p>
          </table:table-cell>
          <table:table-cell table:style-name="Gnumeric-default" table:formula="of:=&quot;0x&quot;&amp;DEC2HEX([.B7];3)" office:value-type="string" office:string-value="0x03F">
            <text:p>0x03F</text:p>
          </table:table-cell>
          <table:table-cell table:style-name="Gnumeric-default"/>
          <table:table-cell table:number-columns-spanned="4" table:style-name="ACE-0xb7c70b0c" office:value-type="string">
            <text:p>P{0,2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0,2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0,3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0,3} temporary Data</text:p>
          </table:table-cell>
          <table:covered-table-cell table:number-columns-repeated="4"/>
          <table:table-cell table:number-columns-repeated="103" table:style-name="Gnumeric-default"/>
        </table:table-row>
        <table:table-row table:style-name="AROW-1">
          <table:table-cell table:style-name="Gnumeric-default" office:value-type="float" office:value="64">
            <text:p>64</text:p>
          </table:table-cell>
          <table:table-cell table:style-name="Gnumeric-default" office:value-type="float" office:value="79">
            <text:p>79</text:p>
          </table:table-cell>
          <table:table-cell table:style-name="Gnumeric-default" table:formula="of:=&quot;0x&quot;&amp;DEC2HEX([.A8];3)" office:value-type="string" office:string-value="0x040">
            <text:p>0x040</text:p>
          </table:table-cell>
          <table:table-cell table:style-name="Gnumeric-default" table:formula="of:=&quot;0x&quot;&amp;DEC2HEX([.B8];3)" office:value-type="string" office:string-value="0x04F">
            <text:p>0x04F</text:p>
          </table:table-cell>
          <table:table-cell table:style-name="Gnumeric-default"/>
          <table:table-cell table:number-columns-spanned="4" table:style-name="ACE-0xb7c70b0c" office:value-type="string">
            <text:p>P{0,4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0,4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0,5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0,5} temporary Data</text:p>
          </table:table-cell>
          <table:covered-table-cell table:number-columns-repeated="3"/>
          <table:table-cell table:number-rows-spanned="2" table:style-name="ACE-0xb7c70a4c" office:value-type="string">
            <text:p>virtual<text:line-break/>Port1</text:p>
          </table:table-cell>
          <table:table-cell table:number-columns-repeated="103" table:style-name="Gnumeric-default"/>
        </table:table-row>
        <table:table-row table:style-name="AROW-1">
          <table:table-cell table:style-name="Gnumeric-default" office:value-type="float" office:value="80">
            <text:p>80</text:p>
          </table:table-cell>
          <table:table-cell table:style-name="Gnumeric-default" office:value-type="float" office:value="95">
            <text:p>95</text:p>
          </table:table-cell>
          <table:table-cell table:style-name="Gnumeric-default" table:formula="of:=&quot;0x&quot;&amp;DEC2HEX([.A9];3)" office:value-type="string" office:string-value="0x050">
            <text:p>0x050</text:p>
          </table:table-cell>
          <table:table-cell table:style-name="Gnumeric-default" table:formula="of:=&quot;0x&quot;&amp;DEC2HEX([.B9];3)" office:value-type="string" office:string-value="0x05F">
            <text:p>0x05F</text:p>
          </table:table-cell>
          <table:table-cell table:style-name="Gnumeric-default"/>
          <table:table-cell table:number-columns-spanned="4" table:style-name="ACE-0xb7c70b0c" office:value-type="string">
            <text:p>P{0,6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0,6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0,7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0,7} temporary Data</text:p>
          </table:table-cell>
          <table:covered-table-cell table:number-columns-repeated="4"/>
          <table:table-cell table:number-columns-repeated="103" table:style-name="Gnumeric-default"/>
        </table:table-row>
        <table:table-row table:style-name="AROW-1">
          <table:table-cell table:style-name="Gnumeric-default" office:value-type="float" office:value="96">
            <text:p>96</text:p>
          </table:table-cell>
          <table:table-cell table:style-name="Gnumeric-default" office:value-type="float" office:value="111">
            <text:p>111</text:p>
          </table:table-cell>
          <table:table-cell table:style-name="Gnumeric-default" table:formula="of:=&quot;0x&quot;&amp;DEC2HEX([.A10];3)" office:value-type="string" office:string-value="0x060">
            <text:p>0x060</text:p>
          </table:table-cell>
          <table:table-cell table:style-name="Gnumeric-default" table:formula="of:=&quot;0x&quot;&amp;DEC2HEX([.B10];3)" office:value-type="string" office:string-value="0x06F">
            <text:p>0x06F</text:p>
          </table:table-cell>
          <table:table-cell table:style-name="Gnumeric-default"/>
          <table:table-cell table:number-columns-spanned="4" table:style-name="ACE-0xb7c70b0c" office:value-type="string">
            <text:p>P{1,0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1,0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1,1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1,1} temporary Data</text:p>
          </table:table-cell>
          <table:covered-table-cell table:number-columns-repeated="3"/>
          <table:table-cell table:style-name="ACE-0xb7c70a4c"/>
          <table:table-cell table:number-columns-repeated="103" table:style-name="Gnumeric-default"/>
        </table:table-row>
        <table:table-row table:style-name="AROW-1">
          <table:table-cell table:style-name="Gnumeric-default" office:value-type="float" office:value="112">
            <text:p>112</text:p>
          </table:table-cell>
          <table:table-cell table:style-name="Gnumeric-default" office:value-type="float" office:value="127">
            <text:p>127</text:p>
          </table:table-cell>
          <table:table-cell table:style-name="Gnumeric-default" table:formula="of:=&quot;0x&quot;&amp;DEC2HEX([.A11];3)" office:value-type="string" office:string-value="0x070">
            <text:p>0x070</text:p>
          </table:table-cell>
          <table:table-cell table:style-name="Gnumeric-default" table:formula="of:=&quot;0x&quot;&amp;DEC2HEX([.B11];3)" office:value-type="string" office:string-value="0x07F">
            <text:p>0x07F</text:p>
          </table:table-cell>
          <table:table-cell table:style-name="Gnumeric-default"/>
          <table:table-cell table:number-columns-spanned="4" table:style-name="ACE-0xb7c70b0c" office:value-type="string">
            <text:p>P{1,2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1,2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1,3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1,3} temporary Data</text:p>
          </table:table-cell>
          <table:covered-table-cell table:number-columns-repeated="3"/>
          <table:table-cell table:number-columns-repeated="104" table:style-name="Gnumeric-default"/>
        </table:table-row>
        <table:table-row table:style-name="AROW-1">
          <table:table-cell table:style-name="Gnumeric-default" office:value-type="float" office:value="128">
            <text:p>128</text:p>
          </table:table-cell>
          <table:table-cell table:style-name="Gnumeric-default" office:value-type="float" office:value="143">
            <text:p>143</text:p>
          </table:table-cell>
          <table:table-cell table:style-name="Gnumeric-default" table:formula="of:=&quot;0x&quot;&amp;DEC2HEX([.A12];3)" office:value-type="string" office:string-value="0x080">
            <text:p>0x080</text:p>
          </table:table-cell>
          <table:table-cell table:style-name="Gnumeric-default" table:formula="of:=&quot;0x&quot;&amp;DEC2HEX([.B12];3)" office:value-type="string" office:string-value="0x08F">
            <text:p>0x08F</text:p>
          </table:table-cell>
          <table:table-cell table:style-name="Gnumeric-default"/>
          <table:table-cell table:number-columns-spanned="4" table:style-name="ACE-0xb7c70b0c" office:value-type="string">
            <text:p>P{1,4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1,4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1,5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1,5} temporary Data</text:p>
          </table:table-cell>
          <table:covered-table-cell table:number-columns-repeated="3"/>
          <table:table-cell table:number-columns-repeated="104" table:style-name="Gnumeric-default"/>
        </table:table-row>
        <table:table-row table:style-name="AROW-1">
          <table:table-cell table:style-name="Gnumeric-default" office:value-type="float" office:value="144">
            <text:p>144</text:p>
          </table:table-cell>
          <table:table-cell table:style-name="Gnumeric-default" office:value-type="float" office:value="159">
            <text:p>159</text:p>
          </table:table-cell>
          <table:table-cell table:style-name="Gnumeric-default" table:formula="of:=&quot;0x&quot;&amp;DEC2HEX([.A13];3)" office:value-type="string" office:string-value="0x090">
            <text:p>0x090</text:p>
          </table:table-cell>
          <table:table-cell table:style-name="Gnumeric-default" table:formula="of:=&quot;0x&quot;&amp;DEC2HEX([.B13];3)" office:value-type="string" office:string-value="0x09F">
            <text:p>0x09F</text:p>
          </table:table-cell>
          <table:table-cell table:style-name="Gnumeric-default"/>
          <table:table-cell table:number-columns-spanned="4" table:style-name="ACE-0xb7c70b0c" office:value-type="string">
            <text:p>P{1,6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1,6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1,7} temporary Data</text:p>
          </table:table-cell>
          <table:covered-table-cell table:number-columns-repeated="3"/>
          <table:table-cell table:style-name="ACE-0xb7c7050c"/>
          <table:table-cell table:number-columns-spanned="4" table:style-name="ACE-0xb7c70b0c" office:value-type="string">
            <text:p>P{1,7} temporary Data</text:p>
          </table:table-cell>
          <table:covered-table-cell table:number-columns-repeated="3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160">
            <text:p>160</text:p>
          </table:table-cell>
          <table:table-cell table:style-name="Gnumeric-default" office:value-type="float" office:value="175">
            <text:p>175</text:p>
          </table:table-cell>
          <table:table-cell table:style-name="Gnumeric-default" table:formula="of:=&quot;0x&quot;&amp;DEC2HEX([.A14];3)" office:value-type="string" office:string-value="0x0A0">
            <text:p>0x0A0</text:p>
          </table:table-cell>
          <table:table-cell table:style-name="Gnumeric-default" table:formula="of:=&quot;0x&quot;&amp;DEC2HEX([.B14];3)" office:value-type="string" office:string-value="0x0AF">
            <text:p>0x0AF</text:p>
          </table:table-cell>
          <table:table-cell table:style-name="Gnumeric-default"/>
          <table:table-cell table:style-name="ACE-0xb7c70a4c"/>
          <table:table-cell table:number-columns-repeated="9" table:style-name="ACE-0xb7c7050c"/>
          <table:table-cell table:style-name="ACE-0xb7c70a4c"/>
          <table:table-cell table:number-columns-repeated="8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176">
            <text:p>176</text:p>
          </table:table-cell>
          <table:table-cell table:style-name="Gnumeric-default" office:value-type="float" office:value="191">
            <text:p>191</text:p>
          </table:table-cell>
          <table:table-cell table:style-name="Gnumeric-default" table:formula="of:=&quot;0x&quot;&amp;DEC2HEX([.A15];3)" office:value-type="string" office:string-value="0x0B0">
            <text:p>0x0B0</text:p>
          </table:table-cell>
          <table:table-cell table:style-name="Gnumeric-default" table:formula="of:=&quot;0x&quot;&amp;DEC2HEX([.B15];3)" office:value-type="string" office:string-value="0x0BF">
            <text:p>0x0BF</text:p>
          </table:table-cell>
          <table:table-cell table:style-name="Gnumeric-default"/>
          <table:table-cell table:style-name="ACE-0xb7c70a4c"/>
          <table:table-cell table:number-columns-repeated="9" table:style-name="ACE-0xb7c7050c"/>
          <table:table-cell table:style-name="ACE-0xb7c70a4c"/>
          <table:table-cell table:number-columns-repeated="8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192">
            <text:p>192</text:p>
          </table:table-cell>
          <table:table-cell table:style-name="Gnumeric-default" office:value-type="float" office:value="207">
            <text:p>207</text:p>
          </table:table-cell>
          <table:table-cell table:style-name="Gnumeric-default" table:formula="of:=&quot;0x&quot;&amp;DEC2HEX([.A16];3)" office:value-type="string" office:string-value="0x0C0">
            <text:p>0x0C0</text:p>
          </table:table-cell>
          <table:table-cell table:style-name="Gnumeric-default" table:formula="of:=&quot;0x&quot;&amp;DEC2HEX([.B16];3)" office:value-type="string" office:string-value="0x0CF">
            <text:p>0x0CF</text:p>
          </table:table-cell>
          <table:table-cell table:style-name="Gnumeric-default"/>
          <table:table-cell table:style-name="ACE-0xb7c70a4c"/>
          <table:table-cell table:number-columns-repeated="9" table:style-name="ACE-0xb7c7050c"/>
          <table:table-cell table:style-name="ACE-0xb7c70a4c"/>
          <table:table-cell table:number-columns-repeated="8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208">
            <text:p>208</text:p>
          </table:table-cell>
          <table:table-cell table:style-name="Gnumeric-default" office:value-type="float" office:value="223">
            <text:p>223</text:p>
          </table:table-cell>
          <table:table-cell table:style-name="Gnumeric-default" table:formula="of:=&quot;0x&quot;&amp;DEC2HEX([.A17];3)" office:value-type="string" office:string-value="0x0D0">
            <text:p>0x0D0</text:p>
          </table:table-cell>
          <table:table-cell table:style-name="Gnumeric-default" table:formula="of:=&quot;0x&quot;&amp;DEC2HEX([.B17];3)" office:value-type="string" office:string-value="0x0DF">
            <text:p>0x0DF</text:p>
          </table:table-cell>
          <table:table-cell table:style-name="Gnumeric-default"/>
          <table:table-cell table:style-name="ACE-0xb7c70a4c"/>
          <table:table-cell table:number-columns-repeated="9" table:style-name="ACE-0xb7c7050c"/>
          <table:table-cell table:style-name="ACE-0xb7c70a4c"/>
          <table:table-cell table:number-columns-repeated="8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224">
            <text:p>224</text:p>
          </table:table-cell>
          <table:table-cell table:style-name="Gnumeric-default" office:value-type="float" office:value="239">
            <text:p>239</text:p>
          </table:table-cell>
          <table:table-cell table:style-name="Gnumeric-default" table:formula="of:=&quot;0x&quot;&amp;DEC2HEX([.A18];3)" office:value-type="string" office:string-value="0x0E0">
            <text:p>0x0E0</text:p>
          </table:table-cell>
          <table:table-cell table:style-name="Gnumeric-default" table:formula="of:=&quot;0x&quot;&amp;DEC2HEX([.B18];3)" office:value-type="string" office:string-value="0x0EF">
            <text:p>0x0EF</text:p>
          </table:table-cell>
          <table:table-cell table:style-name="Gnumeric-default"/>
          <table:table-cell table:style-name="ACE-0xb7c70a4c"/>
          <table:table-cell table:number-columns-repeated="9" table:style-name="ACE-0xb7c7050c"/>
          <table:table-cell table:style-name="ACE-0xb7c70a4c"/>
          <table:table-cell table:number-columns-repeated="8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240">
            <text:p>240</text:p>
          </table:table-cell>
          <table:table-cell table:style-name="Gnumeric-default" office:value-type="float" office:value="255">
            <text:p>255</text:p>
          </table:table-cell>
          <table:table-cell table:style-name="Gnumeric-default" table:formula="of:=&quot;0x&quot;&amp;DEC2HEX([.A19];3)" office:value-type="string" office:string-value="0x0F0">
            <text:p>0x0F0</text:p>
          </table:table-cell>
          <table:table-cell table:style-name="Gnumeric-default" table:formula="of:=&quot;0x&quot;&amp;DEC2HEX([.B19];3)" office:value-type="string" office:string-value="0x0FF">
            <text:p>0x0FF</text:p>
          </table:table-cell>
          <table:table-cell table:style-name="Gnumeric-default"/>
          <table:table-cell table:style-name="ACE-0xb7c70a4c"/>
          <table:table-cell table:number-columns-repeated="9" table:style-name="ACE-0xb7c7050c"/>
          <table:table-cell table:style-name="ACE-0xb7c70a4c"/>
          <table:table-cell table:number-columns-repeated="8" table:style-name="ACE-0xb7c7050c"/>
          <table:table-cell table:number-columns-repeated="104" table:style-name="Gnumeric-default"/>
        </table:table-row>
        <table:table-row table:style-name="AROW-0" table:number-rows-repeated="8">
          <table:table-cell table:number-columns-repeated="5" table:style-name="Gnumeric-default"/>
          <table:table-cell table:style-name="ACE-0xb7c70a4c"/>
          <table:table-cell table:number-columns-repeated="9" table:style-name="ACE-0xb7c7050c"/>
          <table:table-cell table:style-name="ACE-0xb7c70a4c"/>
          <table:table-cell table:number-columns-repeated="8" table:style-name="ACE-0xb7c7050c"/>
          <table:table-cell table:number-columns-repeated="104" table:style-name="Gnumeric-default"/>
        </table:table-row>
        <table:table-row table:style-name="AROW-0" table:number-rows-repeated="3">
          <table:table-cell table:number-columns-repeated="128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5">
            <text:p>15</text:p>
          </table:table-cell>
          <table:table-cell table:style-name="Gnumeric-default" table:formula="of:=&quot;0x&quot;&amp;DEC2HEX([.A31];3)" office:value-type="string" office:string-value="0x000">
            <text:p>0x000</text:p>
          </table:table-cell>
          <table:table-cell table:style-name="Gnumeric-default" table:formula="of:=&quot;0x&quot;&amp;DEC2HEX([.B31];3)" office:value-type="string" office:string-value="0x00F">
            <text:p>0x00F</text:p>
          </table:table-cell>
          <table:table-cell table:style-name="Gnumeric-default"/>
          <table:table-cell table:style-name="ACE-0xb7c7074c" office:value-type="string">
            <text:p>I2C Add</text:p>
          </table:table-cell>
          <table:table-cell table:style-name="ACE-0xb7c7098c"/>
          <table:table-cell table:number-columns-spanned="2" table:style-name="ACE-0xb7c70bcc" office:value-type="string">
            <text:p>PULSE_TIME</text:p>
          </table:table-cell>
          <table:covered-table-cell/>
          <table:table-cell table:number-columns-repeated="15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16">
            <text:p>16</text:p>
          </table:table-cell>
          <table:table-cell table:style-name="Gnumeric-default" office:value-type="float" office:value="31">
            <text:p>31</text:p>
          </table:table-cell>
          <table:table-cell table:style-name="Gnumeric-default" table:formula="of:=&quot;0x&quot;&amp;DEC2HEX([.A32];3)" office:value-type="string" office:string-value="0x010">
            <text:p>0x010</text:p>
          </table:table-cell>
          <table:table-cell table:style-name="Gnumeric-default" table:formula="of:=&quot;0x&quot;&amp;DEC2HEX([.B32];3)" office:value-type="string" office:string-value="0x01F">
            <text:p>0x01F</text:p>
          </table:table-cell>
          <table:table-cell table:style-name="Gnumeric-default"/>
          <table:table-cell table:style-name="ACE-0xb7c7050c"/>
          <table:table-cell table:style-name="ACE-0xb7c7050c" office:value-type="string">
            <text:p>P{0,0} Type</text:p>
          </table:table-cell>
          <table:table-cell table:style-name="ACE-0xb7c7050c"/>
          <table:table-cell table:style-name="ACE-0xb7c7050c" office:value-type="string">
            <text:p>P{0,1} Type</text:p>
          </table:table-cell>
          <table:table-cell table:number-columns-repeated="2" table:style-name="ACE-0xb7c7050c"/>
          <table:table-cell table:style-name="ACE-0xb7c7050c" office:value-type="string">
            <text:p>P{0,2} Type</text:p>
          </table:table-cell>
          <table:table-cell table:style-name="ACE-0xb7c7050c"/>
          <table:table-cell table:style-name="ACE-0xb7c7050c" office:value-type="string">
            <text:p>P{0,3} Type</text:p>
          </table:table-cell>
          <table:table-cell table:number-columns-repeated="2" table:style-name="ACE-0xb7c7050c"/>
          <table:table-cell table:style-name="ACE-0xb7c7050c" office:value-type="string">
            <text:p>P{0,4} Type</text:p>
          </table:table-cell>
          <table:table-cell table:style-name="ACE-0xb7c7050c"/>
          <table:table-cell table:style-name="ACE-0xb7c7050c" office:value-type="string">
            <text:p>P{0,5} Type</text:p>
          </table:table-cell>
          <table:table-cell table:number-columns-repeated="2" table:style-name="ACE-0xb7c7050c"/>
          <table:table-cell table:style-name="ACE-0xb7c7050c" office:value-type="string">
            <text:p>P{0,6} Type</text:p>
          </table:table-cell>
          <table:table-cell table:style-name="ACE-0xb7c7050c"/>
          <table:table-cell table:style-name="ACE-0xb7c7050c" office:value-type="string">
            <text:p>P{0,7} Type</text:p>
          </table:table-cell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32">
            <text:p>32</text:p>
          </table:table-cell>
          <table:table-cell table:style-name="Gnumeric-default" office:value-type="float" office:value="47">
            <text:p>47</text:p>
          </table:table-cell>
          <table:table-cell table:style-name="Gnumeric-default" table:formula="of:=&quot;0x&quot;&amp;DEC2HEX([.A33];3)" office:value-type="string" office:string-value="0x020">
            <text:p>0x020</text:p>
          </table:table-cell>
          <table:table-cell table:style-name="Gnumeric-default" table:formula="of:=&quot;0x&quot;&amp;DEC2HEX([.B33];3)" office:value-type="string" office:string-value="0x02F">
            <text:p>0x02F</text:p>
          </table:table-cell>
          <table:table-cell table:style-name="Gnumeric-default"/>
          <table:table-cell table:style-name="ACE-0xb7c7050c"/>
          <table:table-cell table:style-name="ACE-0xb7c7050c" office:value-type="string">
            <text:p>P{1,0} Type</text:p>
          </table:table-cell>
          <table:table-cell table:style-name="ACE-0xb7c7050c"/>
          <table:table-cell table:style-name="ACE-0xb7c7050c" office:value-type="string">
            <text:p>P{1,1} Type</text:p>
          </table:table-cell>
          <table:table-cell table:number-columns-repeated="2" table:style-name="ACE-0xb7c7050c"/>
          <table:table-cell table:style-name="ACE-0xb7c7050c" office:value-type="string">
            <text:p>P{1,2} Type</text:p>
          </table:table-cell>
          <table:table-cell table:style-name="ACE-0xb7c7050c"/>
          <table:table-cell table:style-name="ACE-0xb7c7050c" office:value-type="string">
            <text:p>P{1,3} Type</text:p>
          </table:table-cell>
          <table:table-cell table:number-columns-repeated="2" table:style-name="ACE-0xb7c7050c"/>
          <table:table-cell table:style-name="ACE-0xb7c7050c" office:value-type="string">
            <text:p>P{1,4} Type</text:p>
          </table:table-cell>
          <table:table-cell table:style-name="ACE-0xb7c7050c"/>
          <table:table-cell table:style-name="ACE-0xb7c7050c" office:value-type="string">
            <text:p>P{1,5} Type</text:p>
          </table:table-cell>
          <table:table-cell table:number-columns-repeated="2" table:style-name="ACE-0xb7c7050c"/>
          <table:table-cell table:style-name="ACE-0xb7c7050c" office:value-type="string">
            <text:p>P{1,6} Type</text:p>
          </table:table-cell>
          <table:table-cell table:style-name="ACE-0xb7c7050c"/>
          <table:table-cell table:style-name="ACE-0xb7c7050c" office:value-type="string">
            <text:p>P{1,7} Type</text:p>
          </table:table-cell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48">
            <text:p>48</text:p>
          </table:table-cell>
          <table:table-cell table:style-name="Gnumeric-default" office:value-type="float" office:value="63">
            <text:p>63</text:p>
          </table:table-cell>
          <table:table-cell table:style-name="Gnumeric-default" table:formula="of:=&quot;0x&quot;&amp;DEC2HEX([.A34];3)" office:value-type="string" office:string-value="0x030">
            <text:p>0x030</text:p>
          </table:table-cell>
          <table:table-cell table:style-name="Gnumeric-default" table:formula="of:=&quot;0x&quot;&amp;DEC2HEX([.B34];3)" office:value-type="string" office:string-value="0x03F">
            <text:p>0x03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64">
            <text:p>64</text:p>
          </table:table-cell>
          <table:table-cell table:style-name="Gnumeric-default" office:value-type="float" office:value="79">
            <text:p>79</text:p>
          </table:table-cell>
          <table:table-cell table:style-name="Gnumeric-default" table:formula="of:=&quot;0x&quot;&amp;DEC2HEX([.A35];3)" office:value-type="string" office:string-value="0x040">
            <text:p>0x040</text:p>
          </table:table-cell>
          <table:table-cell table:style-name="Gnumeric-default" table:formula="of:=&quot;0x&quot;&amp;DEC2HEX([.B35];3)" office:value-type="string" office:string-value="0x04F">
            <text:p>0x04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80">
            <text:p>80</text:p>
          </table:table-cell>
          <table:table-cell table:style-name="Gnumeric-default" office:value-type="float" office:value="95">
            <text:p>95</text:p>
          </table:table-cell>
          <table:table-cell table:style-name="Gnumeric-default" table:formula="of:=&quot;0x&quot;&amp;DEC2HEX([.A36];3)" office:value-type="string" office:string-value="0x050">
            <text:p>0x050</text:p>
          </table:table-cell>
          <table:table-cell table:style-name="Gnumeric-default" table:formula="of:=&quot;0x&quot;&amp;DEC2HEX([.B36];3)" office:value-type="string" office:string-value="0x05F">
            <text:p>0x05F</text:p>
          </table:table-cell>
          <table:table-cell table:style-name="Gnumeric-default"/>
          <table:table-cell table:number-columns-spanned="19" table:style-name="ACE-0xb7c70a4c" office:value-type="string">
            <text:p>Name</text:p>
          </table:table-cell>
          <table:covered-table-cell table:number-columns-repeated="18"/>
          <table:table-cell table:style-name="Gnumeric-default" office:value-type="string">
            <text:p>P{0,0}</text:p>
          </table:table-cell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96">
            <text:p>96</text:p>
          </table:table-cell>
          <table:table-cell table:style-name="Gnumeric-default" office:value-type="float" office:value="111">
            <text:p>111</text:p>
          </table:table-cell>
          <table:table-cell table:style-name="Gnumeric-default" table:formula="of:=&quot;0x&quot;&amp;DEC2HEX([.A37];3)" office:value-type="string" office:string-value="0x060">
            <text:p>0x060</text:p>
          </table:table-cell>
          <table:table-cell table:style-name="Gnumeric-default" table:formula="of:=&quot;0x&quot;&amp;DEC2HEX([.B37];3)" office:value-type="string" office:string-value="0x06F">
            <text:p>0x06F</text:p>
          </table:table-cell>
          <table:table-cell table:style-name="Gnumeric-default"/>
          <table:table-cell table:number-columns-spanned="19" table:style-name="ACE-0xb7c70a4c" office:value-type="string">
            <text:p>Name</text:p>
          </table:table-cell>
          <table:covered-table-cell table:number-columns-repeated="18"/>
          <table:table-cell table:style-name="Gnumeric-default" office:value-type="string">
            <text:p>P{0,1}</text:p>
          </table:table-cell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112">
            <text:p>112</text:p>
          </table:table-cell>
          <table:table-cell table:style-name="Gnumeric-default" office:value-type="float" office:value="127">
            <text:p>127</text:p>
          </table:table-cell>
          <table:table-cell table:style-name="Gnumeric-default" table:formula="of:=&quot;0x&quot;&amp;DEC2HEX([.A38];3)" office:value-type="string" office:string-value="0x070">
            <text:p>0x070</text:p>
          </table:table-cell>
          <table:table-cell table:style-name="Gnumeric-default" table:formula="of:=&quot;0x&quot;&amp;DEC2HEX([.B38];3)" office:value-type="string" office:string-value="0x07F">
            <text:p>0x07F</text:p>
          </table:table-cell>
          <table:table-cell table:style-name="Gnumeric-default"/>
          <table:table-cell table:number-columns-spanned="19" table:style-name="ACE-0xb7c70a4c" office:value-type="string">
            <text:p>Name</text:p>
          </table:table-cell>
          <table:covered-table-cell table:number-columns-repeated="18"/>
          <table:table-cell table:style-name="Gnumeric-default" office:value-type="string">
            <text:p>P{0,2}</text:p>
          </table:table-cell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128">
            <text:p>128</text:p>
          </table:table-cell>
          <table:table-cell table:style-name="Gnumeric-default" office:value-type="float" office:value="143">
            <text:p>143</text:p>
          </table:table-cell>
          <table:table-cell table:style-name="Gnumeric-default" table:formula="of:=&quot;0x&quot;&amp;DEC2HEX([.A39];3)" office:value-type="string" office:string-value="0x080">
            <text:p>0x080</text:p>
          </table:table-cell>
          <table:table-cell table:style-name="Gnumeric-default" table:formula="of:=&quot;0x&quot;&amp;DEC2HEX([.B39];3)" office:value-type="string" office:string-value="0x08F">
            <text:p>0x08F</text:p>
          </table:table-cell>
          <table:table-cell table:style-name="Gnumeric-default"/>
          <table:table-cell table:number-columns-spanned="19" table:style-name="ACE-0xb7c70a4c" office:value-type="string">
            <text:p>Name</text:p>
          </table:table-cell>
          <table:covered-table-cell table:number-columns-repeated="18"/>
          <table:table-cell table:style-name="Gnumeric-default" office:value-type="string">
            <text:p>P{0,3}</text:p>
          </table:table-cell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144">
            <text:p>144</text:p>
          </table:table-cell>
          <table:table-cell table:style-name="Gnumeric-default" office:value-type="float" office:value="159">
            <text:p>159</text:p>
          </table:table-cell>
          <table:table-cell table:style-name="Gnumeric-default" table:formula="of:=&quot;0x&quot;&amp;DEC2HEX([.A40];3)" office:value-type="string" office:string-value="0x090">
            <text:p>0x090</text:p>
          </table:table-cell>
          <table:table-cell table:style-name="Gnumeric-default" table:formula="of:=&quot;0x&quot;&amp;DEC2HEX([.B40];3)" office:value-type="string" office:string-value="0x09F">
            <text:p>0x09F</text:p>
          </table:table-cell>
          <table:table-cell table:style-name="Gnumeric-default"/>
          <table:table-cell table:number-columns-spanned="19" table:style-name="ACE-0xb7c70a4c" office:value-type="string">
            <text:p>Name</text:p>
          </table:table-cell>
          <table:covered-table-cell table:number-columns-repeated="18"/>
          <table:table-cell table:style-name="Gnumeric-default" office:value-type="string">
            <text:p>P{0,4}</text:p>
          </table:table-cell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160">
            <text:p>160</text:p>
          </table:table-cell>
          <table:table-cell table:style-name="Gnumeric-default" office:value-type="float" office:value="175">
            <text:p>175</text:p>
          </table:table-cell>
          <table:table-cell table:style-name="Gnumeric-default" table:formula="of:=&quot;0x&quot;&amp;DEC2HEX([.A41];3)" office:value-type="string" office:string-value="0x0A0">
            <text:p>0x0A0</text:p>
          </table:table-cell>
          <table:table-cell table:style-name="Gnumeric-default" table:formula="of:=&quot;0x&quot;&amp;DEC2HEX([.B41];3)" office:value-type="string" office:string-value="0x0AF">
            <text:p>0x0AF</text:p>
          </table:table-cell>
          <table:table-cell table:style-name="Gnumeric-default"/>
          <table:table-cell table:number-columns-spanned="19" table:style-name="ACE-0xb7c70a4c" office:value-type="string">
            <text:p>Name</text:p>
          </table:table-cell>
          <table:covered-table-cell table:number-columns-repeated="18"/>
          <table:table-cell table:style-name="Gnumeric-default" office:value-type="string">
            <text:p>P{0,5}</text:p>
          </table:table-cell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176">
            <text:p>176</text:p>
          </table:table-cell>
          <table:table-cell table:style-name="Gnumeric-default" office:value-type="float" office:value="191">
            <text:p>191</text:p>
          </table:table-cell>
          <table:table-cell table:style-name="Gnumeric-default" table:formula="of:=&quot;0x&quot;&amp;DEC2HEX([.A42];3)" office:value-type="string" office:string-value="0x0B0">
            <text:p>0x0B0</text:p>
          </table:table-cell>
          <table:table-cell table:style-name="Gnumeric-default" table:formula="of:=&quot;0x&quot;&amp;DEC2HEX([.B42];3)" office:value-type="string" office:string-value="0x0BF">
            <text:p>0x0BF</text:p>
          </table:table-cell>
          <table:table-cell table:style-name="Gnumeric-default"/>
          <table:table-cell table:number-columns-spanned="19" table:style-name="ACE-0xb7c70a4c" office:value-type="string">
            <text:p>Name</text:p>
          </table:table-cell>
          <table:covered-table-cell table:number-columns-repeated="18"/>
          <table:table-cell table:style-name="Gnumeric-default" office:value-type="string">
            <text:p>P{0,6}</text:p>
          </table:table-cell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192">
            <text:p>192</text:p>
          </table:table-cell>
          <table:table-cell table:style-name="Gnumeric-default" office:value-type="float" office:value="207">
            <text:p>207</text:p>
          </table:table-cell>
          <table:table-cell table:style-name="Gnumeric-default" table:formula="of:=&quot;0x&quot;&amp;DEC2HEX([.A43];3)" office:value-type="string" office:string-value="0x0C0">
            <text:p>0x0C0</text:p>
          </table:table-cell>
          <table:table-cell table:style-name="Gnumeric-default" table:formula="of:=&quot;0x&quot;&amp;DEC2HEX([.B43];3)" office:value-type="string" office:string-value="0x0CF">
            <text:p>0x0CF</text:p>
          </table:table-cell>
          <table:table-cell table:style-name="Gnumeric-default"/>
          <table:table-cell table:number-columns-spanned="19" table:style-name="ACE-0xb7c70a4c" office:value-type="string">
            <text:p>Name</text:p>
          </table:table-cell>
          <table:covered-table-cell table:number-columns-repeated="18"/>
          <table:table-cell table:style-name="Gnumeric-default" office:value-type="string">
            <text:p>P{0,7}</text:p>
          </table:table-cell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208">
            <text:p>208</text:p>
          </table:table-cell>
          <table:table-cell table:style-name="Gnumeric-default" office:value-type="float" office:value="223">
            <text:p>223</text:p>
          </table:table-cell>
          <table:table-cell table:style-name="Gnumeric-default" table:formula="of:=&quot;0x&quot;&amp;DEC2HEX([.A44];3)" office:value-type="string" office:string-value="0x0D0">
            <text:p>0x0D0</text:p>
          </table:table-cell>
          <table:table-cell table:style-name="Gnumeric-default" table:formula="of:=&quot;0x&quot;&amp;DEC2HEX([.B44];3)" office:value-type="string" office:string-value="0x0DF">
            <text:p>0x0DF</text:p>
          </table:table-cell>
          <table:table-cell table:style-name="Gnumeric-default"/>
          <table:table-cell table:number-columns-spanned="19" table:style-name="ACE-0xb7c70a4c" office:value-type="string">
            <text:p>Name</text:p>
          </table:table-cell>
          <table:covered-table-cell table:number-columns-repeated="18"/>
          <table:table-cell table:style-name="Gnumeric-default" office:value-type="string">
            <text:p>P{1,0}</text:p>
          </table:table-cell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224">
            <text:p>224</text:p>
          </table:table-cell>
          <table:table-cell table:style-name="Gnumeric-default" office:value-type="float" office:value="239">
            <text:p>239</text:p>
          </table:table-cell>
          <table:table-cell table:style-name="Gnumeric-default" table:formula="of:=&quot;0x&quot;&amp;DEC2HEX([.A45];3)" office:value-type="string" office:string-value="0x0E0">
            <text:p>0x0E0</text:p>
          </table:table-cell>
          <table:table-cell table:style-name="Gnumeric-default" table:formula="of:=&quot;0x&quot;&amp;DEC2HEX([.B45];3)" office:value-type="string" office:string-value="0x0EF">
            <text:p>0x0EF</text:p>
          </table:table-cell>
          <table:table-cell table:style-name="Gnumeric-default"/>
          <table:table-cell table:number-columns-spanned="19" table:style-name="ACE-0xb7c70a4c" office:value-type="string">
            <text:p>Name</text:p>
          </table:table-cell>
          <table:covered-table-cell table:number-columns-repeated="18"/>
          <table:table-cell table:style-name="Gnumeric-default" office:value-type="string">
            <text:p>P{1,1}</text:p>
          </table:table-cell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240">
            <text:p>240</text:p>
          </table:table-cell>
          <table:table-cell table:style-name="Gnumeric-default" office:value-type="float" office:value="255">
            <text:p>255</text:p>
          </table:table-cell>
          <table:table-cell table:style-name="Gnumeric-default" table:formula="of:=&quot;0x&quot;&amp;DEC2HEX([.A46];3)" office:value-type="string" office:string-value="0x0F0">
            <text:p>0x0F0</text:p>
          </table:table-cell>
          <table:table-cell table:style-name="Gnumeric-default" table:formula="of:=&quot;0x&quot;&amp;DEC2HEX([.B46];3)" office:value-type="string" office:string-value="0x0FF">
            <text:p>0x0FF</text:p>
          </table:table-cell>
          <table:table-cell table:style-name="Gnumeric-default"/>
          <table:table-cell table:number-columns-spanned="19" table:style-name="ACE-0xb7c70a4c" office:value-type="string">
            <text:p>Name</text:p>
          </table:table-cell>
          <table:covered-table-cell table:number-columns-repeated="18"/>
          <table:table-cell table:style-name="Gnumeric-default" office:value-type="string">
            <text:p>P{1,2}</text:p>
          </table:table-cell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256">
            <text:p>256</text:p>
          </table:table-cell>
          <table:table-cell table:style-name="Gnumeric-default" office:value-type="float" office:value="271">
            <text:p>271</text:p>
          </table:table-cell>
          <table:table-cell table:style-name="Gnumeric-default" table:formula="of:=&quot;0x&quot;&amp;DEC2HEX([.A47];3)" office:value-type="string" office:string-value="0x100">
            <text:p>0x100</text:p>
          </table:table-cell>
          <table:table-cell table:style-name="Gnumeric-default" table:formula="of:=&quot;0x&quot;&amp;DEC2HEX([.B47];3)" office:value-type="string" office:string-value="0x10F">
            <text:p>0x10F</text:p>
          </table:table-cell>
          <table:table-cell table:style-name="Gnumeric-default"/>
          <table:table-cell table:number-columns-spanned="19" table:style-name="ACE-0xb7c70a4c" office:value-type="string">
            <text:p>Name</text:p>
          </table:table-cell>
          <table:covered-table-cell table:number-columns-repeated="18"/>
          <table:table-cell table:style-name="Gnumeric-default" office:value-type="string">
            <text:p>P{1,3}</text:p>
          </table:table-cell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272">
            <text:p>272</text:p>
          </table:table-cell>
          <table:table-cell table:style-name="Gnumeric-default" office:value-type="float" office:value="287">
            <text:p>287</text:p>
          </table:table-cell>
          <table:table-cell table:style-name="Gnumeric-default" table:formula="of:=&quot;0x&quot;&amp;DEC2HEX([.A48];3)" office:value-type="string" office:string-value="0x110">
            <text:p>0x110</text:p>
          </table:table-cell>
          <table:table-cell table:style-name="Gnumeric-default" table:formula="of:=&quot;0x&quot;&amp;DEC2HEX([.B48];3)" office:value-type="string" office:string-value="0x11F">
            <text:p>0x11F</text:p>
          </table:table-cell>
          <table:table-cell table:style-name="Gnumeric-default"/>
          <table:table-cell table:number-columns-spanned="19" table:style-name="ACE-0xb7c70a4c" office:value-type="string">
            <text:p>Name</text:p>
          </table:table-cell>
          <table:covered-table-cell table:number-columns-repeated="18"/>
          <table:table-cell table:style-name="Gnumeric-default" office:value-type="string">
            <text:p>P{1,4}</text:p>
          </table:table-cell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288">
            <text:p>288</text:p>
          </table:table-cell>
          <table:table-cell table:style-name="Gnumeric-default" office:value-type="float" office:value="303">
            <text:p>303</text:p>
          </table:table-cell>
          <table:table-cell table:style-name="Gnumeric-default" table:formula="of:=&quot;0x&quot;&amp;DEC2HEX([.A49];3)" office:value-type="string" office:string-value="0x120">
            <text:p>0x120</text:p>
          </table:table-cell>
          <table:table-cell table:style-name="Gnumeric-default" table:formula="of:=&quot;0x&quot;&amp;DEC2HEX([.B49];3)" office:value-type="string" office:string-value="0x12F">
            <text:p>0x12F</text:p>
          </table:table-cell>
          <table:table-cell table:style-name="Gnumeric-default"/>
          <table:table-cell table:number-columns-spanned="19" table:style-name="ACE-0xb7c70a4c" office:value-type="string">
            <text:p>Name</text:p>
          </table:table-cell>
          <table:covered-table-cell table:number-columns-repeated="18"/>
          <table:table-cell table:style-name="Gnumeric-default" office:value-type="string">
            <text:p>P{1,5}</text:p>
          </table:table-cell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304">
            <text:p>304</text:p>
          </table:table-cell>
          <table:table-cell table:style-name="Gnumeric-default" office:value-type="float" office:value="319">
            <text:p>319</text:p>
          </table:table-cell>
          <table:table-cell table:style-name="Gnumeric-default" table:formula="of:=&quot;0x&quot;&amp;DEC2HEX([.A50];3)" office:value-type="string" office:string-value="0x130">
            <text:p>0x130</text:p>
          </table:table-cell>
          <table:table-cell table:style-name="Gnumeric-default" table:formula="of:=&quot;0x&quot;&amp;DEC2HEX([.B50];3)" office:value-type="string" office:string-value="0x13F">
            <text:p>0x13F</text:p>
          </table:table-cell>
          <table:table-cell table:style-name="Gnumeric-default"/>
          <table:table-cell table:number-columns-spanned="19" table:style-name="ACE-0xb7c70a4c" office:value-type="string">
            <text:p>Name</text:p>
          </table:table-cell>
          <table:covered-table-cell table:number-columns-repeated="18"/>
          <table:table-cell table:style-name="Gnumeric-default" office:value-type="string">
            <text:p>P{1,6}</text:p>
          </table:table-cell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320">
            <text:p>320</text:p>
          </table:table-cell>
          <table:table-cell table:style-name="Gnumeric-default" office:value-type="float" office:value="335">
            <text:p>335</text:p>
          </table:table-cell>
          <table:table-cell table:style-name="Gnumeric-default" table:formula="of:=&quot;0x&quot;&amp;DEC2HEX([.A51];3)" office:value-type="string" office:string-value="0x140">
            <text:p>0x140</text:p>
          </table:table-cell>
          <table:table-cell table:style-name="Gnumeric-default" table:formula="of:=&quot;0x&quot;&amp;DEC2HEX([.B51];3)" office:value-type="string" office:string-value="0x14F">
            <text:p>0x14F</text:p>
          </table:table-cell>
          <table:table-cell table:style-name="Gnumeric-default"/>
          <table:table-cell table:number-columns-spanned="19" table:style-name="ACE-0xb7c70a4c" office:value-type="string">
            <text:p>Name</text:p>
          </table:table-cell>
          <table:covered-table-cell table:number-columns-repeated="18"/>
          <table:table-cell table:style-name="Gnumeric-default" office:value-type="string">
            <text:p>P{1,7}</text:p>
          </table:table-cell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336">
            <text:p>336</text:p>
          </table:table-cell>
          <table:table-cell table:style-name="Gnumeric-default" office:value-type="float" office:value="351">
            <text:p>351</text:p>
          </table:table-cell>
          <table:table-cell table:style-name="Gnumeric-default" table:formula="of:=&quot;0x&quot;&amp;DEC2HEX([.A52];3)" office:value-type="string" office:string-value="0x150">
            <text:p>0x150</text:p>
          </table:table-cell>
          <table:table-cell table:style-name="Gnumeric-default" table:formula="of:=&quot;0x&quot;&amp;DEC2HEX([.B52];3)" office:value-type="string" office:string-value="0x15F">
            <text:p>0x15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2">
          <table:table-cell table:style-name="Gnumeric-default" office:value-type="float" office:value="352">
            <text:p>352</text:p>
          </table:table-cell>
          <table:table-cell table:style-name="Gnumeric-default" office:value-type="float" office:value="367">
            <text:p>367</text:p>
          </table:table-cell>
          <table:table-cell table:style-name="Gnumeric-default" table:formula="of:=&quot;0x&quot;&amp;DEC2HEX([.A53];3)" office:value-type="string" office:string-value="0x160">
            <text:p>0x160</text:p>
          </table:table-cell>
          <table:table-cell table:style-name="Gnumeric-default" table:formula="of:=&quot;0x&quot;&amp;DEC2HEX([.B53];3)" office:value-type="string" office:string-value="0x16F">
            <text:p>0x16F</text:p>
          </table:table-cell>
          <table:table-cell table:style-name="Gnumeric-default"/>
          <table:table-cell table:number-columns-spanned="4" table:style-name="ACE-0xb7c70a4c" office:value-type="string">
            <text:p>P{0,0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0,0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0,1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0,1} permanent Data</text:p>
          </table:table-cell>
          <table:covered-table-cell table:number-columns-repeated="3"/>
          <table:table-cell table:number-rows-spanned="4" table:style-name="ACE-0xb7c70a4c" office:value-type="string">
            <text:p>virtual<text:line-break/>Port0</text:p>
          </table:table-cell>
          <table:table-cell table:number-columns-repeated="103" table:style-name="Gnumeric-default"/>
        </table:table-row>
        <table:table-row table:style-name="AROW-2">
          <table:table-cell table:style-name="Gnumeric-default" office:value-type="float" office:value="368">
            <text:p>368</text:p>
          </table:table-cell>
          <table:table-cell table:style-name="Gnumeric-default" office:value-type="float" office:value="383">
            <text:p>383</text:p>
          </table:table-cell>
          <table:table-cell table:style-name="Gnumeric-default" table:formula="of:=&quot;0x&quot;&amp;DEC2HEX([.A54];3)" office:value-type="string" office:string-value="0x170">
            <text:p>0x170</text:p>
          </table:table-cell>
          <table:table-cell table:style-name="Gnumeric-default" table:formula="of:=&quot;0x&quot;&amp;DEC2HEX([.B54];3)" office:value-type="string" office:string-value="0x17F">
            <text:p>0x17F</text:p>
          </table:table-cell>
          <table:table-cell table:style-name="Gnumeric-default"/>
          <table:table-cell table:number-columns-spanned="4" table:style-name="ACE-0xb7c70a4c" office:value-type="string">
            <text:p>P{0,2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0,2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0,3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0,3} permanent Data</text:p>
          </table:table-cell>
          <table:covered-table-cell table:number-columns-repeated="4"/>
          <table:table-cell table:number-columns-repeated="103" table:style-name="Gnumeric-default"/>
        </table:table-row>
        <table:table-row table:style-name="AROW-2">
          <table:table-cell table:style-name="Gnumeric-default" office:value-type="float" office:value="384">
            <text:p>384</text:p>
          </table:table-cell>
          <table:table-cell table:style-name="Gnumeric-default" office:value-type="float" office:value="399">
            <text:p>399</text:p>
          </table:table-cell>
          <table:table-cell table:style-name="Gnumeric-default" table:formula="of:=&quot;0x&quot;&amp;DEC2HEX([.A55];3)" office:value-type="string" office:string-value="0x180">
            <text:p>0x180</text:p>
          </table:table-cell>
          <table:table-cell table:style-name="Gnumeric-default" table:formula="of:=&quot;0x&quot;&amp;DEC2HEX([.B55];3)" office:value-type="string" office:string-value="0x18F">
            <text:p>0x18F</text:p>
          </table:table-cell>
          <table:table-cell table:style-name="Gnumeric-default"/>
          <table:table-cell table:number-columns-spanned="4" table:style-name="ACE-0xb7c70a4c" office:value-type="string">
            <text:p>P{0,4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0,4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0,5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0,5} permanent Data</text:p>
          </table:table-cell>
          <table:covered-table-cell table:number-columns-repeated="4"/>
          <table:table-cell table:number-columns-repeated="103" table:style-name="Gnumeric-default"/>
        </table:table-row>
        <table:table-row table:style-name="AROW-2"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15">
            <text:p>415</text:p>
          </table:table-cell>
          <table:table-cell table:style-name="Gnumeric-default" table:formula="of:=&quot;0x&quot;&amp;DEC2HEX([.A56];3)" office:value-type="string" office:string-value="0x190">
            <text:p>0x190</text:p>
          </table:table-cell>
          <table:table-cell table:style-name="Gnumeric-default" table:formula="of:=&quot;0x&quot;&amp;DEC2HEX([.B56];3)" office:value-type="string" office:string-value="0x19F">
            <text:p>0x19F</text:p>
          </table:table-cell>
          <table:table-cell table:style-name="Gnumeric-default"/>
          <table:table-cell table:number-columns-spanned="4" table:style-name="ACE-0xb7c70a4c" office:value-type="string">
            <text:p>P{0,6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0,6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0,7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0,7} permanent Data</text:p>
          </table:table-cell>
          <table:covered-table-cell table:number-columns-repeated="4"/>
          <table:table-cell table:number-columns-repeated="103" table:style-name="Gnumeric-default"/>
        </table:table-row>
        <table:table-row table:style-name="AROW-2">
          <table:table-cell table:style-name="Gnumeric-default" office:value-type="float" office:value="416">
            <text:p>416</text:p>
          </table:table-cell>
          <table:table-cell table:style-name="Gnumeric-default" office:value-type="float" office:value="431">
            <text:p>431</text:p>
          </table:table-cell>
          <table:table-cell table:style-name="Gnumeric-default" table:formula="of:=&quot;0x&quot;&amp;DEC2HEX([.A57];3)" office:value-type="string" office:string-value="0x1A0">
            <text:p>0x1A0</text:p>
          </table:table-cell>
          <table:table-cell table:style-name="Gnumeric-default" table:formula="of:=&quot;0x&quot;&amp;DEC2HEX([.B57];3)" office:value-type="string" office:string-value="0x1AF">
            <text:p>0x1AF</text:p>
          </table:table-cell>
          <table:table-cell table:style-name="Gnumeric-default"/>
          <table:table-cell table:number-columns-spanned="4" table:style-name="ACE-0xb7c70a4c" office:value-type="string">
            <text:p>P{1,0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1,0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1,1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1,1} permanent Data</text:p>
          </table:table-cell>
          <table:covered-table-cell table:number-columns-repeated="3"/>
          <table:table-cell table:number-rows-spanned="4" table:style-name="ACE-0xb7c70a4c" office:value-type="string">
            <text:p>virtual<text:line-break/>Port1</text:p>
          </table:table-cell>
          <table:table-cell table:number-columns-repeated="103" table:style-name="Gnumeric-default"/>
        </table:table-row>
        <table:table-row table:style-name="AROW-2">
          <table:table-cell table:style-name="Gnumeric-default" office:value-type="float" office:value="432">
            <text:p>432</text:p>
          </table:table-cell>
          <table:table-cell table:style-name="Gnumeric-default" office:value-type="float" office:value="447">
            <text:p>447</text:p>
          </table:table-cell>
          <table:table-cell table:style-name="Gnumeric-default" table:formula="of:=&quot;0x&quot;&amp;DEC2HEX([.A58];3)" office:value-type="string" office:string-value="0x1B0">
            <text:p>0x1B0</text:p>
          </table:table-cell>
          <table:table-cell table:style-name="Gnumeric-default" table:formula="of:=&quot;0x&quot;&amp;DEC2HEX([.B58];3)" office:value-type="string" office:string-value="0x1BF">
            <text:p>0x1BF</text:p>
          </table:table-cell>
          <table:table-cell table:style-name="Gnumeric-default"/>
          <table:table-cell table:number-columns-spanned="4" table:style-name="ACE-0xb7c70a4c" office:value-type="string">
            <text:p>P{1,2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1,2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1,3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1,3} permanent Data</text:p>
          </table:table-cell>
          <table:covered-table-cell table:number-columns-repeated="4"/>
          <table:table-cell table:number-columns-repeated="103" table:style-name="Gnumeric-default"/>
        </table:table-row>
        <table:table-row table:style-name="AROW-2">
          <table:table-cell table:style-name="Gnumeric-default" office:value-type="float" office:value="448">
            <text:p>448</text:p>
          </table:table-cell>
          <table:table-cell table:style-name="Gnumeric-default" office:value-type="float" office:value="463">
            <text:p>463</text:p>
          </table:table-cell>
          <table:table-cell table:style-name="Gnumeric-default" table:formula="of:=&quot;0x&quot;&amp;DEC2HEX([.A59];3)" office:value-type="string" office:string-value="0x1C0">
            <text:p>0x1C0</text:p>
          </table:table-cell>
          <table:table-cell table:style-name="Gnumeric-default" table:formula="of:=&quot;0x&quot;&amp;DEC2HEX([.B59];3)" office:value-type="string" office:string-value="0x1CF">
            <text:p>0x1CF</text:p>
          </table:table-cell>
          <table:table-cell table:style-name="Gnumeric-default"/>
          <table:table-cell table:number-columns-spanned="4" table:style-name="ACE-0xb7c70a4c" office:value-type="string">
            <text:p>P{1,4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1,4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1,5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1,5} permanent Data</text:p>
          </table:table-cell>
          <table:covered-table-cell table:number-columns-repeated="4"/>
          <table:table-cell table:number-columns-repeated="103" table:style-name="Gnumeric-default"/>
        </table:table-row>
        <table:table-row table:style-name="AROW-2">
          <table:table-cell table:style-name="Gnumeric-default" office:value-type="float" office:value="464">
            <text:p>464</text:p>
          </table:table-cell>
          <table:table-cell table:style-name="Gnumeric-default" office:value-type="float" office:value="479">
            <text:p>479</text:p>
          </table:table-cell>
          <table:table-cell table:style-name="Gnumeric-default" table:formula="of:=&quot;0x&quot;&amp;DEC2HEX([.A60];3)" office:value-type="string" office:string-value="0x1D0">
            <text:p>0x1D0</text:p>
          </table:table-cell>
          <table:table-cell table:style-name="Gnumeric-default" table:formula="of:=&quot;0x&quot;&amp;DEC2HEX([.B60];3)" office:value-type="string" office:string-value="0x1DF">
            <text:p>0x1DF</text:p>
          </table:table-cell>
          <table:table-cell table:style-name="Gnumeric-default"/>
          <table:table-cell table:number-columns-spanned="4" table:style-name="ACE-0xb7c70a4c" office:value-type="string">
            <text:p>P{1,6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1,6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1,7} permanent Data</text:p>
          </table:table-cell>
          <table:covered-table-cell table:number-columns-repeated="3"/>
          <table:table-cell table:style-name="ACE-0xb7c7050c"/>
          <table:table-cell table:number-columns-spanned="4" table:style-name="ACE-0xb7c70a4c" office:value-type="string">
            <text:p>P{1,7} permanent Data</text:p>
          </table:table-cell>
          <table:covered-table-cell table:number-columns-repeated="4"/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480">
            <text:p>480</text:p>
          </table:table-cell>
          <table:table-cell table:style-name="Gnumeric-default" office:value-type="float" office:value="495">
            <text:p>495</text:p>
          </table:table-cell>
          <table:table-cell table:style-name="Gnumeric-default" table:formula="of:=&quot;0x&quot;&amp;DEC2HEX([.A61];3)" office:value-type="string" office:string-value="0x1E0">
            <text:p>0x1E0</text:p>
          </table:table-cell>
          <table:table-cell table:style-name="Gnumeric-default" table:formula="of:=&quot;0x&quot;&amp;DEC2HEX([.B61];3)" office:value-type="string" office:string-value="0x1EF">
            <text:p>0x1E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496">
            <text:p>496</text:p>
          </table:table-cell>
          <table:table-cell table:style-name="Gnumeric-default" office:value-type="float" office:value="511">
            <text:p>511</text:p>
          </table:table-cell>
          <table:table-cell table:style-name="Gnumeric-default" table:formula="of:=&quot;0x&quot;&amp;DEC2HEX([.A62];3)" office:value-type="string" office:string-value="0x1F0">
            <text:p>0x1F0</text:p>
          </table:table-cell>
          <table:table-cell table:style-name="Gnumeric-default" table:formula="of:=&quot;0x&quot;&amp;DEC2HEX([.B62];3)" office:value-type="string" office:string-value="0x1FF">
            <text:p>0x1F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512">
            <text:p>512</text:p>
          </table:table-cell>
          <table:table-cell table:style-name="Gnumeric-default" office:value-type="float" office:value="527">
            <text:p>527</text:p>
          </table:table-cell>
          <table:table-cell table:style-name="Gnumeric-default" table:formula="of:=&quot;0x&quot;&amp;DEC2HEX([.A63];3)" office:value-type="string" office:string-value="0x200">
            <text:p>0x200</text:p>
          </table:table-cell>
          <table:table-cell table:style-name="Gnumeric-default" table:formula="of:=&quot;0x&quot;&amp;DEC2HEX([.B63];3)" office:value-type="string" office:string-value="0x20F">
            <text:p>0x20F</text:p>
          </table:table-cell>
          <table:table-cell table:style-name="Gnumeric-default"/>
          <table:table-cell table:number-columns-spanned="19" table:number-rows-spanned="16" table:style-name="ACE-0xb7c7050c">
            <text:p/>
          </table:table-cell>
          <table:covered-table-cell table:number-columns-repeated="18"/>
          <table:table-cell table:number-rows-spanned="16" table:style-name="ACE-0xb7c7050c" office:value-type="string">
            <text:p>virtual<text:line-break/>Port0<text:line-break/>shared<text:line-break/>Data</text:p>
          </table:table-cell>
          <table:table-cell table:number-columns-repeated="103" table:style-name="Gnumeric-default"/>
        </table:table-row>
        <table:table-row table:style-name="AROW-3">
          <table:table-cell table:style-name="Gnumeric-default" office:value-type="float" office:value="528">
            <text:p>528</text:p>
          </table:table-cell>
          <table:table-cell table:style-name="Gnumeric-default" office:value-type="float" office:value="543">
            <text:p>543</text:p>
          </table:table-cell>
          <table:table-cell table:style-name="Gnumeric-default" table:formula="of:=&quot;0x&quot;&amp;DEC2HEX([.A64];3)" office:value-type="string" office:string-value="0x210">
            <text:p>0x210</text:p>
          </table:table-cell>
          <table:table-cell table:style-name="Gnumeric-default" table:formula="of:=&quot;0x&quot;&amp;DEC2HEX([.B64];3)" office:value-type="string" office:string-value="0x21F">
            <text:p>0x21F</text:p>
          </table:table-cell>
          <table:table-cell table:style-name="Gnumeric-default"/>
          <table:covered-table-cell table:number-columns-repeated="20"/>
          <table:table-cell table:number-columns-repeated="103" table:style-name="Gnumeric-default"/>
        </table:table-row>
        <table:table-row table:style-name="AROW-3">
          <table:table-cell table:style-name="Gnumeric-default" office:value-type="float" office:value="544">
            <text:p>544</text:p>
          </table:table-cell>
          <table:table-cell table:style-name="Gnumeric-default" office:value-type="float" office:value="559">
            <text:p>559</text:p>
          </table:table-cell>
          <table:table-cell table:style-name="Gnumeric-default" table:formula="of:=&quot;0x&quot;&amp;DEC2HEX([.A65];3)" office:value-type="string" office:string-value="0x220">
            <text:p>0x220</text:p>
          </table:table-cell>
          <table:table-cell table:style-name="Gnumeric-default" table:formula="of:=&quot;0x&quot;&amp;DEC2HEX([.B65];3)" office:value-type="string" office:string-value="0x22F">
            <text:p>0x22F</text:p>
          </table:table-cell>
          <table:table-cell table:style-name="Gnumeric-default"/>
          <table:covered-table-cell table:number-columns-repeated="20"/>
          <table:table-cell table:number-columns-repeated="103" table:style-name="Gnumeric-default"/>
        </table:table-row>
        <table:table-row table:style-name="AROW-3">
          <table:table-cell table:style-name="Gnumeric-default" office:value-type="float" office:value="560">
            <text:p>560</text:p>
          </table:table-cell>
          <table:table-cell table:style-name="Gnumeric-default" office:value-type="float" office:value="575">
            <text:p>575</text:p>
          </table:table-cell>
          <table:table-cell table:style-name="Gnumeric-default" table:formula="of:=&quot;0x&quot;&amp;DEC2HEX([.A66];3)" office:value-type="string" office:string-value="0x230">
            <text:p>0x230</text:p>
          </table:table-cell>
          <table:table-cell table:style-name="Gnumeric-default" table:formula="of:=&quot;0x&quot;&amp;DEC2HEX([.B66];3)" office:value-type="string" office:string-value="0x23F">
            <text:p>0x23F</text:p>
          </table:table-cell>
          <table:table-cell table:style-name="Gnumeric-default"/>
          <table:covered-table-cell table:number-columns-repeated="20"/>
          <table:table-cell table:number-columns-repeated="103" table:style-name="Gnumeric-default"/>
        </table:table-row>
        <table:table-row table:style-name="AROW-3">
          <table:table-cell table:style-name="Gnumeric-default" office:value-type="float" office:value="576">
            <text:p>576</text:p>
          </table:table-cell>
          <table:table-cell table:style-name="Gnumeric-default" office:value-type="float" office:value="591">
            <text:p>591</text:p>
          </table:table-cell>
          <table:table-cell table:style-name="Gnumeric-default" table:formula="of:=&quot;0x&quot;&amp;DEC2HEX([.A67];3)" office:value-type="string" office:string-value="0x240">
            <text:p>0x240</text:p>
          </table:table-cell>
          <table:table-cell table:style-name="Gnumeric-default" table:formula="of:=&quot;0x&quot;&amp;DEC2HEX([.B67];3)" office:value-type="string" office:string-value="0x24F">
            <text:p>0x24F</text:p>
          </table:table-cell>
          <table:table-cell table:style-name="Gnumeric-default"/>
          <table:covered-table-cell table:number-columns-repeated="20"/>
          <table:table-cell table:number-columns-repeated="103" table:style-name="Gnumeric-default"/>
        </table:table-row>
        <table:table-row table:style-name="AROW-3">
          <table:table-cell table:style-name="Gnumeric-default" office:value-type="float" office:value="592">
            <text:p>592</text:p>
          </table:table-cell>
          <table:table-cell table:style-name="Gnumeric-default" office:value-type="float" office:value="607">
            <text:p>607</text:p>
          </table:table-cell>
          <table:table-cell table:style-name="Gnumeric-default" table:formula="of:=&quot;0x&quot;&amp;DEC2HEX([.A68];3)" office:value-type="string" office:string-value="0x250">
            <text:p>0x250</text:p>
          </table:table-cell>
          <table:table-cell table:style-name="Gnumeric-default" table:formula="of:=&quot;0x&quot;&amp;DEC2HEX([.B68];3)" office:value-type="string" office:string-value="0x25F">
            <text:p>0x25F</text:p>
          </table:table-cell>
          <table:table-cell table:style-name="Gnumeric-default"/>
          <table:covered-table-cell table:number-columns-repeated="20"/>
          <table:table-cell table:number-columns-repeated="103" table:style-name="Gnumeric-default"/>
        </table:table-row>
        <table:table-row table:style-name="AROW-3">
          <table:table-cell table:style-name="Gnumeric-default" office:value-type="float" office:value="608">
            <text:p>608</text:p>
          </table:table-cell>
          <table:table-cell table:style-name="Gnumeric-default" office:value-type="float" office:value="623">
            <text:p>623</text:p>
          </table:table-cell>
          <table:table-cell table:style-name="Gnumeric-default" table:formula="of:=&quot;0x&quot;&amp;DEC2HEX([.A69];3)" office:value-type="string" office:string-value="0x260">
            <text:p>0x260</text:p>
          </table:table-cell>
          <table:table-cell table:style-name="Gnumeric-default" table:formula="of:=&quot;0x&quot;&amp;DEC2HEX([.B69];3)" office:value-type="string" office:string-value="0x26F">
            <text:p>0x26F</text:p>
          </table:table-cell>
          <table:table-cell table:style-name="Gnumeric-default"/>
          <table:covered-table-cell table:number-columns-repeated="20"/>
          <table:table-cell table:number-columns-repeated="103" table:style-name="Gnumeric-default"/>
        </table:table-row>
        <table:table-row table:style-name="AROW-3">
          <table:table-cell table:style-name="Gnumeric-default" office:value-type="float" office:value="624">
            <text:p>624</text:p>
          </table:table-cell>
          <table:table-cell table:style-name="Gnumeric-default" office:value-type="float" office:value="639">
            <text:p>639</text:p>
          </table:table-cell>
          <table:table-cell table:style-name="Gnumeric-default" table:formula="of:=&quot;0x&quot;&amp;DEC2HEX([.A70];3)" office:value-type="string" office:string-value="0x270">
            <text:p>0x270</text:p>
          </table:table-cell>
          <table:table-cell table:style-name="Gnumeric-default" table:formula="of:=&quot;0x&quot;&amp;DEC2HEX([.B70];3)" office:value-type="string" office:string-value="0x27F">
            <text:p>0x27F</text:p>
          </table:table-cell>
          <table:table-cell table:style-name="Gnumeric-default"/>
          <table:covered-table-cell table:number-columns-repeated="20"/>
          <table:table-cell table:number-columns-repeated="103" table:style-name="Gnumeric-default"/>
        </table:table-row>
        <table:table-row table:style-name="AROW-3">
          <table:table-cell table:style-name="Gnumeric-default" office:value-type="float" office:value="640">
            <text:p>640</text:p>
          </table:table-cell>
          <table:table-cell table:style-name="Gnumeric-default" office:value-type="float" office:value="655">
            <text:p>655</text:p>
          </table:table-cell>
          <table:table-cell table:style-name="Gnumeric-default" table:formula="of:=&quot;0x&quot;&amp;DEC2HEX([.A71];3)" office:value-type="string" office:string-value="0x280">
            <text:p>0x280</text:p>
          </table:table-cell>
          <table:table-cell table:style-name="Gnumeric-default" table:formula="of:=&quot;0x&quot;&amp;DEC2HEX([.B71];3)" office:value-type="string" office:string-value="0x28F">
            <text:p>0x28F</text:p>
          </table:table-cell>
          <table:table-cell table:style-name="Gnumeric-default"/>
          <table:covered-table-cell table:number-columns-repeated="20"/>
          <table:table-cell table:number-columns-repeated="103" table:style-name="Gnumeric-default"/>
        </table:table-row>
        <table:table-row table:style-name="AROW-3">
          <table:table-cell table:style-name="Gnumeric-default" office:value-type="float" office:value="656">
            <text:p>656</text:p>
          </table:table-cell>
          <table:table-cell table:style-name="Gnumeric-default" office:value-type="float" office:value="671">
            <text:p>671</text:p>
          </table:table-cell>
          <table:table-cell table:style-name="Gnumeric-default" table:formula="of:=&quot;0x&quot;&amp;DEC2HEX([.A72];3)" office:value-type="string" office:string-value="0x290">
            <text:p>0x290</text:p>
          </table:table-cell>
          <table:table-cell table:style-name="Gnumeric-default" table:formula="of:=&quot;0x&quot;&amp;DEC2HEX([.B72];3)" office:value-type="string" office:string-value="0x29F">
            <text:p>0x29F</text:p>
          </table:table-cell>
          <table:table-cell table:style-name="Gnumeric-default"/>
          <table:covered-table-cell table:number-columns-repeated="20"/>
          <table:table-cell table:number-columns-repeated="103" table:style-name="Gnumeric-default"/>
        </table:table-row>
        <table:table-row table:style-name="AROW-3">
          <table:table-cell table:style-name="Gnumeric-default" office:value-type="float" office:value="672">
            <text:p>672</text:p>
          </table:table-cell>
          <table:table-cell table:style-name="Gnumeric-default" office:value-type="float" office:value="687">
            <text:p>687</text:p>
          </table:table-cell>
          <table:table-cell table:style-name="Gnumeric-default" table:formula="of:=&quot;0x&quot;&amp;DEC2HEX([.A73];3)" office:value-type="string" office:string-value="0x2A0">
            <text:p>0x2A0</text:p>
          </table:table-cell>
          <table:table-cell table:style-name="Gnumeric-default" table:formula="of:=&quot;0x&quot;&amp;DEC2HEX([.B73];3)" office:value-type="string" office:string-value="0x2AF">
            <text:p>0x2AF</text:p>
          </table:table-cell>
          <table:table-cell table:style-name="Gnumeric-default"/>
          <table:covered-table-cell table:number-columns-repeated="20"/>
          <table:table-cell table:number-columns-repeated="103" table:style-name="Gnumeric-default"/>
        </table:table-row>
        <table:table-row table:style-name="AROW-3">
          <table:table-cell table:style-name="Gnumeric-default" office:value-type="float" office:value="688">
            <text:p>688</text:p>
          </table:table-cell>
          <table:table-cell table:style-name="Gnumeric-default" office:value-type="float" office:value="703">
            <text:p>703</text:p>
          </table:table-cell>
          <table:table-cell table:style-name="Gnumeric-default" table:formula="of:=&quot;0x&quot;&amp;DEC2HEX([.A74];3)" office:value-type="string" office:string-value="0x2B0">
            <text:p>0x2B0</text:p>
          </table:table-cell>
          <table:table-cell table:style-name="Gnumeric-default" table:formula="of:=&quot;0x&quot;&amp;DEC2HEX([.B74];3)" office:value-type="string" office:string-value="0x2BF">
            <text:p>0x2BF</text:p>
          </table:table-cell>
          <table:table-cell table:style-name="Gnumeric-default"/>
          <table:covered-table-cell table:number-columns-repeated="20"/>
          <table:table-cell table:number-columns-repeated="103" table:style-name="Gnumeric-default"/>
        </table:table-row>
        <table:table-row table:style-name="AROW-3">
          <table:table-cell table:style-name="Gnumeric-default" office:value-type="float" office:value="704">
            <text:p>704</text:p>
          </table:table-cell>
          <table:table-cell table:style-name="Gnumeric-default" office:value-type="float" office:value="719">
            <text:p>719</text:p>
          </table:table-cell>
          <table:table-cell table:style-name="Gnumeric-default" table:formula="of:=&quot;0x&quot;&amp;DEC2HEX([.A75];3)" office:value-type="string" office:string-value="0x2C0">
            <text:p>0x2C0</text:p>
          </table:table-cell>
          <table:table-cell table:style-name="Gnumeric-default" table:formula="of:=&quot;0x&quot;&amp;DEC2HEX([.B75];3)" office:value-type="string" office:string-value="0x2CF">
            <text:p>0x2CF</text:p>
          </table:table-cell>
          <table:table-cell table:style-name="Gnumeric-default"/>
          <table:covered-table-cell table:number-columns-repeated="20"/>
          <table:table-cell table:number-columns-repeated="103" table:style-name="Gnumeric-default"/>
        </table:table-row>
        <table:table-row table:style-name="AROW-3">
          <table:table-cell table:style-name="Gnumeric-default" office:value-type="float" office:value="720">
            <text:p>720</text:p>
          </table:table-cell>
          <table:table-cell table:style-name="Gnumeric-default" office:value-type="float" office:value="735">
            <text:p>735</text:p>
          </table:table-cell>
          <table:table-cell table:style-name="Gnumeric-default" table:formula="of:=&quot;0x&quot;&amp;DEC2HEX([.A76];3)" office:value-type="string" office:string-value="0x2D0">
            <text:p>0x2D0</text:p>
          </table:table-cell>
          <table:table-cell table:style-name="Gnumeric-default" table:formula="of:=&quot;0x&quot;&amp;DEC2HEX([.B76];3)" office:value-type="string" office:string-value="0x2DF">
            <text:p>0x2DF</text:p>
          </table:table-cell>
          <table:table-cell table:style-name="Gnumeric-default"/>
          <table:covered-table-cell table:number-columns-repeated="20"/>
          <table:table-cell table:number-columns-repeated="103" table:style-name="Gnumeric-default"/>
        </table:table-row>
        <table:table-row table:style-name="AROW-3">
          <table:table-cell table:style-name="Gnumeric-default" office:value-type="float" office:value="736">
            <text:p>736</text:p>
          </table:table-cell>
          <table:table-cell table:style-name="Gnumeric-default" office:value-type="float" office:value="751">
            <text:p>751</text:p>
          </table:table-cell>
          <table:table-cell table:style-name="Gnumeric-default" table:formula="of:=&quot;0x&quot;&amp;DEC2HEX([.A77];3)" office:value-type="string" office:string-value="0x2E0">
            <text:p>0x2E0</text:p>
          </table:table-cell>
          <table:table-cell table:style-name="Gnumeric-default" table:formula="of:=&quot;0x&quot;&amp;DEC2HEX([.B77];3)" office:value-type="string" office:string-value="0x2EF">
            <text:p>0x2EF</text:p>
          </table:table-cell>
          <table:table-cell table:style-name="Gnumeric-default"/>
          <table:covered-table-cell table:number-columns-repeated="20"/>
          <table:table-cell table:number-columns-repeated="103" table:style-name="Gnumeric-default"/>
        </table:table-row>
        <table:table-row table:style-name="AROW-3">
          <table:table-cell table:style-name="Gnumeric-default" office:value-type="float" office:value="752">
            <text:p>752</text:p>
          </table:table-cell>
          <table:table-cell table:style-name="Gnumeric-default" office:value-type="float" office:value="767">
            <text:p>767</text:p>
          </table:table-cell>
          <table:table-cell table:style-name="Gnumeric-default" table:formula="of:=&quot;0x&quot;&amp;DEC2HEX([.A78];3)" office:value-type="string" office:string-value="0x2F0">
            <text:p>0x2F0</text:p>
          </table:table-cell>
          <table:table-cell table:style-name="Gnumeric-default" table:formula="of:=&quot;0x&quot;&amp;DEC2HEX([.B78];3)" office:value-type="string" office:string-value="0x2FF">
            <text:p>0x2FF</text:p>
          </table:table-cell>
          <table:table-cell table:style-name="Gnumeric-default"/>
          <table:covered-table-cell table:number-columns-repeated="20"/>
          <table:table-cell table:number-columns-repeated="103" table:style-name="Gnumeric-default"/>
        </table:table-row>
        <table:table-row table:style-name="AROW-0">
          <table:table-cell table:style-name="Gnumeric-default" office:value-type="float" office:value="768">
            <text:p>768</text:p>
          </table:table-cell>
          <table:table-cell table:style-name="Gnumeric-default" office:value-type="float" office:value="783">
            <text:p>783</text:p>
          </table:table-cell>
          <table:table-cell table:style-name="Gnumeric-default" table:formula="of:=&quot;0x&quot;&amp;DEC2HEX([.A79];3)" office:value-type="string" office:string-value="0x300">
            <text:p>0x300</text:p>
          </table:table-cell>
          <table:table-cell table:style-name="Gnumeric-default" table:formula="of:=&quot;0x&quot;&amp;DEC2HEX([.B79];3)" office:value-type="string" office:string-value="0x30F">
            <text:p>0x30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784">
            <text:p>784</text:p>
          </table:table-cell>
          <table:table-cell table:style-name="Gnumeric-default" office:value-type="float" office:value="799">
            <text:p>799</text:p>
          </table:table-cell>
          <table:table-cell table:style-name="Gnumeric-default" table:formula="of:=&quot;0x&quot;&amp;DEC2HEX([.A80];3)" office:value-type="string" office:string-value="0x310">
            <text:p>0x310</text:p>
          </table:table-cell>
          <table:table-cell table:style-name="Gnumeric-default" table:formula="of:=&quot;0x&quot;&amp;DEC2HEX([.B80];3)" office:value-type="string" office:string-value="0x31F">
            <text:p>0x31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800">
            <text:p>800</text:p>
          </table:table-cell>
          <table:table-cell table:style-name="Gnumeric-default" office:value-type="float" office:value="815">
            <text:p>815</text:p>
          </table:table-cell>
          <table:table-cell table:style-name="Gnumeric-default" table:formula="of:=&quot;0x&quot;&amp;DEC2HEX([.A81];3)" office:value-type="string" office:string-value="0x320">
            <text:p>0x320</text:p>
          </table:table-cell>
          <table:table-cell table:style-name="Gnumeric-default" table:formula="of:=&quot;0x&quot;&amp;DEC2HEX([.B81];3)" office:value-type="string" office:string-value="0x32F">
            <text:p>0x32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816">
            <text:p>816</text:p>
          </table:table-cell>
          <table:table-cell table:style-name="Gnumeric-default" office:value-type="float" office:value="831">
            <text:p>831</text:p>
          </table:table-cell>
          <table:table-cell table:style-name="Gnumeric-default" table:formula="of:=&quot;0x&quot;&amp;DEC2HEX([.A82];3)" office:value-type="string" office:string-value="0x330">
            <text:p>0x330</text:p>
          </table:table-cell>
          <table:table-cell table:style-name="Gnumeric-default" table:formula="of:=&quot;0x&quot;&amp;DEC2HEX([.B82];3)" office:value-type="string" office:string-value="0x33F">
            <text:p>0x33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832">
            <text:p>832</text:p>
          </table:table-cell>
          <table:table-cell table:style-name="Gnumeric-default" office:value-type="float" office:value="847">
            <text:p>847</text:p>
          </table:table-cell>
          <table:table-cell table:style-name="Gnumeric-default" table:formula="of:=&quot;0x&quot;&amp;DEC2HEX([.A83];3)" office:value-type="string" office:string-value="0x340">
            <text:p>0x340</text:p>
          </table:table-cell>
          <table:table-cell table:style-name="Gnumeric-default" table:formula="of:=&quot;0x&quot;&amp;DEC2HEX([.B83];3)" office:value-type="string" office:string-value="0x34F">
            <text:p>0x34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848">
            <text:p>848</text:p>
          </table:table-cell>
          <table:table-cell table:style-name="Gnumeric-default" office:value-type="float" office:value="863">
            <text:p>863</text:p>
          </table:table-cell>
          <table:table-cell table:style-name="Gnumeric-default" table:formula="of:=&quot;0x&quot;&amp;DEC2HEX([.A84];3)" office:value-type="string" office:string-value="0x350">
            <text:p>0x350</text:p>
          </table:table-cell>
          <table:table-cell table:style-name="Gnumeric-default" table:formula="of:=&quot;0x&quot;&amp;DEC2HEX([.B84];3)" office:value-type="string" office:string-value="0x35F">
            <text:p>0x35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864">
            <text:p>864</text:p>
          </table:table-cell>
          <table:table-cell table:style-name="Gnumeric-default" office:value-type="float" office:value="879">
            <text:p>879</text:p>
          </table:table-cell>
          <table:table-cell table:style-name="Gnumeric-default" table:formula="of:=&quot;0x&quot;&amp;DEC2HEX([.A85];3)" office:value-type="string" office:string-value="0x360">
            <text:p>0x360</text:p>
          </table:table-cell>
          <table:table-cell table:style-name="Gnumeric-default" table:formula="of:=&quot;0x&quot;&amp;DEC2HEX([.B85];3)" office:value-type="string" office:string-value="0x36F">
            <text:p>0x36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880">
            <text:p>880</text:p>
          </table:table-cell>
          <table:table-cell table:style-name="Gnumeric-default" office:value-type="float" office:value="895">
            <text:p>895</text:p>
          </table:table-cell>
          <table:table-cell table:style-name="Gnumeric-default" table:formula="of:=&quot;0x&quot;&amp;DEC2HEX([.A86];3)" office:value-type="string" office:string-value="0x370">
            <text:p>0x370</text:p>
          </table:table-cell>
          <table:table-cell table:style-name="Gnumeric-default" table:formula="of:=&quot;0x&quot;&amp;DEC2HEX([.B86];3)" office:value-type="string" office:string-value="0x37F">
            <text:p>0x37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896">
            <text:p>896</text:p>
          </table:table-cell>
          <table:table-cell table:style-name="Gnumeric-default" office:value-type="float" office:value="911">
            <text:p>911</text:p>
          </table:table-cell>
          <table:table-cell table:style-name="Gnumeric-default" table:formula="of:=&quot;0x&quot;&amp;DEC2HEX([.A87];3)" office:value-type="string" office:string-value="0x380">
            <text:p>0x380</text:p>
          </table:table-cell>
          <table:table-cell table:style-name="Gnumeric-default" table:formula="of:=&quot;0x&quot;&amp;DEC2HEX([.B87];3)" office:value-type="string" office:string-value="0x38F">
            <text:p>0x38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912">
            <text:p>912</text:p>
          </table:table-cell>
          <table:table-cell table:style-name="Gnumeric-default" office:value-type="float" office:value="927">
            <text:p>927</text:p>
          </table:table-cell>
          <table:table-cell table:style-name="Gnumeric-default" table:formula="of:=&quot;0x&quot;&amp;DEC2HEX([.A88];3)" office:value-type="string" office:string-value="0x390">
            <text:p>0x390</text:p>
          </table:table-cell>
          <table:table-cell table:style-name="Gnumeric-default" table:formula="of:=&quot;0x&quot;&amp;DEC2HEX([.B88];3)" office:value-type="string" office:string-value="0x39F">
            <text:p>0x39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928">
            <text:p>928</text:p>
          </table:table-cell>
          <table:table-cell table:style-name="Gnumeric-default" office:value-type="float" office:value="943">
            <text:p>943</text:p>
          </table:table-cell>
          <table:table-cell table:style-name="Gnumeric-default" table:formula="of:=&quot;0x&quot;&amp;DEC2HEX([.A89];3)" office:value-type="string" office:string-value="0x3A0">
            <text:p>0x3A0</text:p>
          </table:table-cell>
          <table:table-cell table:style-name="Gnumeric-default" table:formula="of:=&quot;0x&quot;&amp;DEC2HEX([.B89];3)" office:value-type="string" office:string-value="0x3AF">
            <text:p>0x3A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944">
            <text:p>944</text:p>
          </table:table-cell>
          <table:table-cell table:style-name="Gnumeric-default" office:value-type="float" office:value="959">
            <text:p>959</text:p>
          </table:table-cell>
          <table:table-cell table:style-name="Gnumeric-default" table:formula="of:=&quot;0x&quot;&amp;DEC2HEX([.A90];3)" office:value-type="string" office:string-value="0x3B0">
            <text:p>0x3B0</text:p>
          </table:table-cell>
          <table:table-cell table:style-name="Gnumeric-default" table:formula="of:=&quot;0x&quot;&amp;DEC2HEX([.B90];3)" office:value-type="string" office:string-value="0x3BF">
            <text:p>0x3B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960">
            <text:p>960</text:p>
          </table:table-cell>
          <table:table-cell table:style-name="Gnumeric-default" office:value-type="float" office:value="975">
            <text:p>975</text:p>
          </table:table-cell>
          <table:table-cell table:style-name="Gnumeric-default" table:formula="of:=&quot;0x&quot;&amp;DEC2HEX([.A91];3)" office:value-type="string" office:string-value="0x3C0">
            <text:p>0x3C0</text:p>
          </table:table-cell>
          <table:table-cell table:style-name="Gnumeric-default" table:formula="of:=&quot;0x&quot;&amp;DEC2HEX([.B91];3)" office:value-type="string" office:string-value="0x3CF">
            <text:p>0x3C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976">
            <text:p>976</text:p>
          </table:table-cell>
          <table:table-cell table:style-name="Gnumeric-default" office:value-type="float" office:value="991">
            <text:p>991</text:p>
          </table:table-cell>
          <table:table-cell table:style-name="Gnumeric-default" table:formula="of:=&quot;0x&quot;&amp;DEC2HEX([.A92];3)" office:value-type="string" office:string-value="0x3D0">
            <text:p>0x3D0</text:p>
          </table:table-cell>
          <table:table-cell table:style-name="Gnumeric-default" table:formula="of:=&quot;0x&quot;&amp;DEC2HEX([.B92];3)" office:value-type="string" office:string-value="0x3DF">
            <text:p>0x3D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992">
            <text:p>992</text:p>
          </table:table-cell>
          <table:table-cell table:style-name="Gnumeric-default" office:value-type="float" office:value="1007">
            <text:p>1007</text:p>
          </table:table-cell>
          <table:table-cell table:style-name="Gnumeric-default" table:formula="of:=&quot;0x&quot;&amp;DEC2HEX([.A93];3)" office:value-type="string" office:string-value="0x3E0">
            <text:p>0x3E0</text:p>
          </table:table-cell>
          <table:table-cell table:style-name="Gnumeric-default" table:formula="of:=&quot;0x&quot;&amp;DEC2HEX([.B93];3)" office:value-type="string" office:string-value="0x3EF">
            <text:p>0x3E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>
          <table:table-cell table:style-name="Gnumeric-default" office:value-type="float" office:value="1008">
            <text:p>1008</text:p>
          </table:table-cell>
          <table:table-cell table:style-name="Gnumeric-default" office:value-type="float" office:value="1023">
            <text:p>1023</text:p>
          </table:table-cell>
          <table:table-cell table:style-name="Gnumeric-default" table:formula="of:=&quot;0x&quot;&amp;DEC2HEX([.A94];3)" office:value-type="string" office:string-value="0x3F0">
            <text:p>0x3F0</text:p>
          </table:table-cell>
          <table:table-cell table:style-name="Gnumeric-default" table:formula="of:=&quot;0x&quot;&amp;DEC2HEX([.B94];3)" office:value-type="string" office:string-value="0x3FF">
            <text:p>0x3FF</text:p>
          </table:table-cell>
          <table:table-cell table:style-name="Gnumeric-default"/>
          <table:table-cell table:number-columns-repeated="19" table:style-name="ACE-0xb7c7050c"/>
          <table:table-cell table:number-columns-repeated="104" table:style-name="Gnumeric-default"/>
        </table:table-row>
        <table:table-row table:style-name="AROW-0" table:number-rows-repeated="1048482">
          <table:table-cell table:number-columns-repeated="128"/>
        </table:table-row>
        <table:named-expressions>
          <table:named-expression table:name="Print_Area" table:expression="of:=#BEZUG!" table:base-cell-address="$'Tabelle1'.$A$1"/>
          <table:named-expression table:name="Sheet_Title" table:expression="of:=&quot;Tabelle1&quot;" table:base-cell-address="$'Tabelle1'.$A$1"/>
        </table:named-expressions>
        <gnm:selections gnm:cursor-col="24" gnm:cursor-row="66">
          <gnm:selection gnm:start-col="24" gnm:start-row="62" gnm:end-col="24" gnm:end-row="77"/>
        </gnm:selections>
      </table:table>
      <table:table table:name="Tabelle2" table:style-name="ta-0xb7c66160" table:print="true">
        <office:forms form:automatic-focus="false" form:apply-design-mode="false">
          <form:form/>
        </office:forms>
        <table:table-column table:default-cell-style-name="ACE-0xb7c6f0cc" table:style-name="ACOL-9"/>
        <table:table-column table:default-cell-style-name="ACE-0xb7c6f0cc" table:style-name="ACOL-0" table:number-columns-repeated="127"/>
        <table:table-row table:style-name="AROW-5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BEZUG!" table:base-cell-address="$'Tabelle2'.$A$1"/>
          <table:named-expression table:name="Sheet_Title" table:expression="of:=&quot;Tabelle2&quot;" table:base-cell-address="$'Tabelle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Tabelle3" table:style-name="ta-0xb7c662b0" table:print="true">
        <office:forms form:automatic-focus="false" form:apply-design-mode="false">
          <form:form/>
        </office:forms>
        <table:table-column table:default-cell-style-name="ACE-0xb7c6f18c" table:style-name="ACOL-9"/>
        <table:table-column table:default-cell-style-name="ACE-0xb7c6f18c" table:style-name="ACOL-0" table:number-columns-repeated="127"/>
        <table:table-row table:style-name="AROW-5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BEZUG!" table:base-cell-address="$'Tabelle3'.$A$1"/>
          <table:named-expression table:name="Sheet_Title" table:expression="of:=&quot;Tabelle3&quot;" table:base-cell-address="$'Tabe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b7c51b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b7c62e3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b7c626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b7c66010" style:display-name="Tabelle1" style:page-layout-name="pl-0xb7c51b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  <style:master-page style:name="ta-mp-0xb7c66160" style:display-name="Tabelle2" style:page-layout-name="pl-0xb7c62e3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  <style:master-page style:name="ta-mp-0xb7c662b0" style:display-name="Tabelle3" style:page-layout-name="pl-0xb7c626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icke </dc:creator>
    <dc:date>2015-02-11T05:24:11Z</dc:date>
    <meta:creation-date>2013-04-25T13:25:17Z</meta:creation-date>
    <meta:editing-cycles>40</meta:editing-cycles>
    <meta:editing-duration>P7DT5H39M10S</meta:editing-duration>
    <meta:generator>gnumeric/1.12.9</meta:generator>
    <meta:initial-creator>icke </meta:initial-creator>
  </office:meta>
</office:document-meta>
</file>